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3.852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14.4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nt Fami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Alpha54</text:p>
          </table:table-cell>
          <table:table-cell office:value-type="string" calcext:value-type="string">
            <text:p>Alpha54.ttf</text:p>
          </table:table-cell>
          <table:table-cell office:value-type="string" calcext:value-type="string">
            <text:p>@font-face { font-family: "</text:p>
          </table:table-cell>
          <table:table-cell table:formula="of:=[.A1]" office:value-type="string" office:string-value="Alpha54" calcext:value-type="string">
            <text:p>Alpha54</text:p>
          </table:table-cell>
          <table:table-cell office:value-type="string" calcext:value-type="string">
            <text:p>"; src: url("../fonts/</text:p>
          </table:table-cell>
          <table:table-cell table:formula="of:=[.B1]" office:value-type="string" office:string-value="Alpha54.ttf" calcext:value-type="string">
            <text:p>Alpha54.ttf</text:p>
          </table:table-cell>
          <table:table-cell office:value-type="string" calcext:value-type="string">
            <text:p>");}</text:p>
          </table:table-cell>
          <table:table-cell table:formula="of:=[.C1]&amp;[.D1]&amp;[.E1]&amp;[.F1]&amp;[.G1]" office:value-type="string" office:string-value="@font-face { font-family: &quot;Alpha54&quot;; src: url(&quot;../fonts/Alpha54.ttf&quot;);}" calcext:value-type="string">
            <text:p>@font-face { font-family: "Alpha54"; src: url("../fonts/Alpha54.ttf");}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Amazonas.ttf</text:p>
          </table:table-cell>
          <table:table-cell office:value-type="string" calcext:value-type="string">
            <text:p>@font-face { font-family: "</text:p>
          </table:table-cell>
          <table:table-cell table:formula="of:=[.A2]" office:value-type="string" office:string-value="Amazonas" calcext:value-type="string">
            <text:p>Amazonas</text:p>
          </table:table-cell>
          <table:table-cell office:value-type="string" calcext:value-type="string">
            <text:p>"; src: url("../fonts/</text:p>
          </table:table-cell>
          <table:table-cell table:formula="of:=[.B2]" office:value-type="string" office:string-value="Amazonas.ttf" calcext:value-type="string">
            <text:p>Amazonas.ttf</text:p>
          </table:table-cell>
          <table:table-cell office:value-type="string" calcext:value-type="string">
            <text:p>");}</text:p>
          </table:table-cell>
          <table:table-cell table:formula="of:=[.C2]&amp;[.D2]&amp;[.E2]&amp;[.F2]&amp;[.G2]" office:value-type="string" office:string-value="@font-face { font-family: &quot;Amazonas&quot;; src: url(&quot;../fonts/Amazonas.ttf&quot;);}" calcext:value-type="string">
            <text:p>@font-face { font-family: "Amazonas"; src: url("../fonts/Amazonas.ttf");}</text:p>
          </table:table-cell>
        </table:table-row>
        <table:table-row table:style-name="ro1">
          <table:table-cell office:value-type="string" calcext:value-type="string">
            <text:p>Antonio-Bold</text:p>
          </table:table-cell>
          <table:table-cell office:value-type="string" calcext:value-type="string">
            <text:p>Antonio-Bold.ttf</text:p>
          </table:table-cell>
          <table:table-cell office:value-type="string" calcext:value-type="string">
            <text:p>@font-face { font-family: "</text:p>
          </table:table-cell>
          <table:table-cell table:formula="of:=[.A3]" office:value-type="string" office:string-value="Antonio-Bold" calcext:value-type="string">
            <text:p>Antonio-Bold</text:p>
          </table:table-cell>
          <table:table-cell office:value-type="string" calcext:value-type="string">
            <text:p>"; src: url("../fonts/</text:p>
          </table:table-cell>
          <table:table-cell table:formula="of:=[.B3]" office:value-type="string" office:string-value="Antonio-Bold.ttf" calcext:value-type="string">
            <text:p>Antonio-Bold.ttf</text:p>
          </table:table-cell>
          <table:table-cell office:value-type="string" calcext:value-type="string">
            <text:p>");}</text:p>
          </table:table-cell>
          <table:table-cell table:formula="of:=[.C3]&amp;[.D3]&amp;[.E3]&amp;[.F3]&amp;[.G3]" office:value-type="string" office:string-value="@font-face { font-family: &quot;Antonio-Bold&quot;; src: url(&quot;../fonts/Antonio-Bold.ttf&quot;);}" calcext:value-type="string">
            <text:p>@font-face { font-family: "Antonio-Bold"; src: url("../fonts/Antonio-Bold.ttf");}</text:p>
          </table:table-cell>
        </table:table-row>
        <table:table-row table:style-name="ro1">
          <table:table-cell office:value-type="string" calcext:value-type="string">
            <text:p>Antonio-Light</text:p>
          </table:table-cell>
          <table:table-cell office:value-type="string" calcext:value-type="string">
            <text:p>Antonio-Light.ttf</text:p>
          </table:table-cell>
          <table:table-cell office:value-type="string" calcext:value-type="string">
            <text:p>@font-face { font-family: "</text:p>
          </table:table-cell>
          <table:table-cell table:formula="of:=[.A4]" office:value-type="string" office:string-value="Antonio-Light" calcext:value-type="string">
            <text:p>Antonio-Light</text:p>
          </table:table-cell>
          <table:table-cell office:value-type="string" calcext:value-type="string">
            <text:p>"; src: url("../fonts/</text:p>
          </table:table-cell>
          <table:table-cell table:formula="of:=[.B4]" office:value-type="string" office:string-value="Antonio-Light.ttf" calcext:value-type="string">
            <text:p>Antonio-Light.ttf</text:p>
          </table:table-cell>
          <table:table-cell office:value-type="string" calcext:value-type="string">
            <text:p>");}</text:p>
          </table:table-cell>
          <table:table-cell table:formula="of:=[.C4]&amp;[.D4]&amp;[.E4]&amp;[.F4]&amp;[.G4]" office:value-type="string" office:string-value="@font-face { font-family: &quot;Antonio-Light&quot;; src: url(&quot;../fonts/Antonio-Light.ttf&quot;);}" calcext:value-type="string">
            <text:p>@font-face { font-family: "Antonio-Light"; src: url("../fonts/Antonio-Light.ttf");}</text:p>
          </table:table-cell>
        </table:table-row>
        <table:table-row table:style-name="ro1">
          <table:table-cell office:value-type="string" calcext:value-type="string">
            <text:p>ApolloASM</text:p>
          </table:table-cell>
          <table:table-cell office:value-type="string" calcext:value-type="string">
            <text:p>ApolloASM.ttf</text:p>
          </table:table-cell>
          <table:table-cell office:value-type="string" calcext:value-type="string">
            <text:p>@font-face { font-family: "</text:p>
          </table:table-cell>
          <table:table-cell table:formula="of:=[.A5]" office:value-type="string" office:string-value="ApolloASM" calcext:value-type="string">
            <text:p>ApolloASM</text:p>
          </table:table-cell>
          <table:table-cell office:value-type="string" calcext:value-type="string">
            <text:p>"; src: url("../fonts/</text:p>
          </table:table-cell>
          <table:table-cell table:formula="of:=[.B5]" office:value-type="string" office:string-value="ApolloASM.ttf" calcext:value-type="string">
            <text:p>ApolloASM.ttf</text:p>
          </table:table-cell>
          <table:table-cell office:value-type="string" calcext:value-type="string">
            <text:p>");}</text:p>
          </table:table-cell>
          <table:table-cell table:formula="of:=[.C5]&amp;[.D5]&amp;[.E5]&amp;[.F5]&amp;[.G5]" office:value-type="string" office:string-value="@font-face { font-family: &quot;ApolloASM&quot;; src: url(&quot;../fonts/ApolloASM.ttf&quot;);}" calcext:value-type="string">
            <text:p>@font-face { font-family: "ApolloASM"; src: url("../fonts/ApolloASM.ttf");}</text:p>
          </table:table-cell>
        </table:table-row>
        <table:table-row table:style-name="ro1">
          <table:table-cell office:value-type="string" calcext:value-type="string">
            <text:p>Arizonia-Regular</text:p>
          </table:table-cell>
          <table:table-cell office:value-type="string" calcext:value-type="string">
            <text:p>Arizonia-Regular.ttf</text:p>
          </table:table-cell>
          <table:table-cell office:value-type="string" calcext:value-type="string">
            <text:p>@font-face { font-family: "</text:p>
          </table:table-cell>
          <table:table-cell table:formula="of:=[.A6]" office:value-type="string" office:string-value="Arizonia-Regular" calcext:value-type="string">
            <text:p>Arizonia-Regular</text:p>
          </table:table-cell>
          <table:table-cell office:value-type="string" calcext:value-type="string">
            <text:p>"; src: url("../fonts/</text:p>
          </table:table-cell>
          <table:table-cell table:formula="of:=[.B6]" office:value-type="string" office:string-value="Arizonia-Regular.ttf" calcext:value-type="string">
            <text:p>Arizonia-Regular.ttf</text:p>
          </table:table-cell>
          <table:table-cell office:value-type="string" calcext:value-type="string">
            <text:p>");}</text:p>
          </table:table-cell>
          <table:table-cell table:formula="of:=[.C6]&amp;[.D6]&amp;[.E6]&amp;[.F6]&amp;[.G6]" office:value-type="string" office:string-value="@font-face { font-family: &quot;Arizonia-Regular&quot;; src: url(&quot;../fonts/Arizonia-Regular.ttf&quot;);}" calcext:value-type="string">
            <text:p>@font-face { font-family: "Arizonia-Regular"; src: url("../fonts/Arizonia-Regular.ttf");}</text:p>
          </table:table-cell>
        </table:table-row>
        <table:table-row table:style-name="ro1">
          <table:table-cell office:value-type="string" calcext:value-type="string">
            <text:p>Beon</text:p>
          </table:table-cell>
          <table:table-cell office:value-type="string" calcext:value-type="string">
            <text:p>Beon.otf</text:p>
          </table:table-cell>
          <table:table-cell office:value-type="string" calcext:value-type="string">
            <text:p>@font-face { font-family: "</text:p>
          </table:table-cell>
          <table:table-cell table:formula="of:=[.A7]" office:value-type="string" office:string-value="Beon" calcext:value-type="string">
            <text:p>Beon</text:p>
          </table:table-cell>
          <table:table-cell office:value-type="string" calcext:value-type="string">
            <text:p>"; src: url("../fonts/</text:p>
          </table:table-cell>
          <table:table-cell table:formula="of:=[.B7]" office:value-type="string" office:string-value="Beon.otf" calcext:value-type="string">
            <text:p>Beon.otf</text:p>
          </table:table-cell>
          <table:table-cell office:value-type="string" calcext:value-type="string">
            <text:p>");}</text:p>
          </table:table-cell>
          <table:table-cell table:formula="of:=[.C7]&amp;[.D7]&amp;[.E7]&amp;[.F7]&amp;[.G7]" office:value-type="string" office:string-value="@font-face { font-family: &quot;Beon&quot;; src: url(&quot;../fonts/Beon.otf&quot;);}" calcext:value-type="string">
            <text:p>@font-face { font-family: "Beon"; src: url("../fonts/Beon.otf");}</text:p>
          </table:table-cell>
        </table:table-row>
        <table:table-row table:style-name="ro1">
          <table:table-cell office:value-type="string" calcext:value-type="string">
            <text:p>BetsyFlanagan</text:p>
          </table:table-cell>
          <table:table-cell office:value-type="string" calcext:value-type="string">
            <text:p>BetsyFlanagan.ttf</text:p>
          </table:table-cell>
          <table:table-cell office:value-type="string" calcext:value-type="string">
            <text:p>@font-face { font-family: "</text:p>
          </table:table-cell>
          <table:table-cell table:formula="of:=[.A8]" office:value-type="string" office:string-value="BetsyFlanagan" calcext:value-type="string">
            <text:p>BetsyFlanagan</text:p>
          </table:table-cell>
          <table:table-cell office:value-type="string" calcext:value-type="string">
            <text:p>"; src: url("../fonts/</text:p>
          </table:table-cell>
          <table:table-cell table:formula="of:=[.B8]" office:value-type="string" office:string-value="BetsyFlanagan.ttf" calcext:value-type="string">
            <text:p>BetsyFlanagan.ttf</text:p>
          </table:table-cell>
          <table:table-cell office:value-type="string" calcext:value-type="string">
            <text:p>");}</text:p>
          </table:table-cell>
          <table:table-cell table:formula="of:=[.C8]&amp;[.D8]&amp;[.E8]&amp;[.F8]&amp;[.G8]" office:value-type="string" office:string-value="@font-face { font-family: &quot;BetsyFlanagan&quot;; src: url(&quot;../fonts/BetsyFlanagan.ttf&quot;);}" calcext:value-type="string">
            <text:p>@font-face { font-family: "BetsyFlanagan"; src: url("../fonts/BetsyFlanagan.ttf");}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 office:value-type="string" calcext:value-type="string">
            <text:p>Blazed.ttf</text:p>
          </table:table-cell>
          <table:table-cell office:value-type="string" calcext:value-type="string">
            <text:p>@font-face { font-family: "</text:p>
          </table:table-cell>
          <table:table-cell table:formula="of:=[.A9]" office:value-type="string" office:string-value="Blazed" calcext:value-type="string">
            <text:p>Blazed</text:p>
          </table:table-cell>
          <table:table-cell office:value-type="string" calcext:value-type="string">
            <text:p>"; src: url("../fonts/</text:p>
          </table:table-cell>
          <table:table-cell table:formula="of:=[.B9]" office:value-type="string" office:string-value="Blazed.ttf" calcext:value-type="string">
            <text:p>Blazed.ttf</text:p>
          </table:table-cell>
          <table:table-cell office:value-type="string" calcext:value-type="string">
            <text:p>");}</text:p>
          </table:table-cell>
          <table:table-cell table:formula="of:=[.C9]&amp;[.D9]&amp;[.E9]&amp;[.F9]&amp;[.G9]" office:value-type="string" office:string-value="@font-face { font-family: &quot;Blazed&quot;; src: url(&quot;../fonts/Blazed.ttf&quot;);}" calcext:value-type="string">
            <text:p>@font-face { font-family: "Blazed"; src: url("../fonts/Blazed.ttf");}</text:p>
          </table:table-cell>
        </table:table-row>
        <table:table-row table:style-name="ro1">
          <table:table-cell office:value-type="string" calcext:value-type="string">
            <text:p>Blox2</text:p>
          </table:table-cell>
          <table:table-cell office:value-type="string" calcext:value-type="string">
            <text:p>Blox2.ttf</text:p>
          </table:table-cell>
          <table:table-cell office:value-type="string" calcext:value-type="string">
            <text:p>@font-face { font-family: "</text:p>
          </table:table-cell>
          <table:table-cell table:formula="of:=[.A10]" office:value-type="string" office:string-value="Blox2" calcext:value-type="string">
            <text:p>Blox2</text:p>
          </table:table-cell>
          <table:table-cell office:value-type="string" calcext:value-type="string">
            <text:p>"; src: url("../fonts/</text:p>
          </table:table-cell>
          <table:table-cell table:formula="of:=[.B10]" office:value-type="string" office:string-value="Blox2.ttf" calcext:value-type="string">
            <text:p>Blox2.ttf</text:p>
          </table:table-cell>
          <table:table-cell office:value-type="string" calcext:value-type="string">
            <text:p>");}</text:p>
          </table:table-cell>
          <table:table-cell table:formula="of:=[.C10]&amp;[.D10]&amp;[.E10]&amp;[.F10]&amp;[.G10]" office:value-type="string" office:string-value="@font-face { font-family: &quot;Blox2&quot;; src: url(&quot;../fonts/Blox2.ttf&quot;);}" calcext:value-type="string">
            <text:p>@font-face { font-family: "Blox2"; src: url("../fonts/Blox2.ttf");}</text:p>
          </table:table-cell>
        </table:table-row>
        <table:table-row table:style-name="ro1">
          <table:table-cell office:value-type="string" calcext:value-type="string">
            <text:p>BroadcastTitling</text:p>
          </table:table-cell>
          <table:table-cell office:value-type="string" calcext:value-type="string">
            <text:p>BroadcastTitling.ttf</text:p>
          </table:table-cell>
          <table:table-cell office:value-type="string" calcext:value-type="string">
            <text:p>@font-face { font-family: "</text:p>
          </table:table-cell>
          <table:table-cell table:formula="of:=[.A11]" office:value-type="string" office:string-value="BroadcastTitling" calcext:value-type="string">
            <text:p>BroadcastTitling</text:p>
          </table:table-cell>
          <table:table-cell office:value-type="string" calcext:value-type="string">
            <text:p>"; src: url("../fonts/</text:p>
          </table:table-cell>
          <table:table-cell table:formula="of:=[.B11]" office:value-type="string" office:string-value="BroadcastTitling.ttf" calcext:value-type="string">
            <text:p>BroadcastTitling.ttf</text:p>
          </table:table-cell>
          <table:table-cell office:value-type="string" calcext:value-type="string">
            <text:p>");}</text:p>
          </table:table-cell>
          <table:table-cell table:formula="of:=[.C11]&amp;[.D11]&amp;[.E11]&amp;[.F11]&amp;[.G11]" office:value-type="string" office:string-value="@font-face { font-family: &quot;BroadcastTitling&quot;; src: url(&quot;../fonts/BroadcastTitling.ttf&quot;);}" calcext:value-type="string">
            <text:p>@font-face { font-family: "BroadcastTitling"; src: url("../fonts/BroadcastTitling.ttf");}</text:p>
          </table:table-cell>
        </table:table-row>
        <table:table-row table:style-name="ro1">
          <table:table-cell office:value-type="string" calcext:value-type="string">
            <text:p>CAT-Arena</text:p>
          </table:table-cell>
          <table:table-cell office:value-type="string" calcext:value-type="string">
            <text:p>CAT-Arena.ttf</text:p>
          </table:table-cell>
          <table:table-cell office:value-type="string" calcext:value-type="string">
            <text:p>@font-face { font-family: "</text:p>
          </table:table-cell>
          <table:table-cell table:formula="of:=[.A12]" office:value-type="string" office:string-value="CAT-Arena" calcext:value-type="string">
            <text:p>CAT-Arena</text:p>
          </table:table-cell>
          <table:table-cell office:value-type="string" calcext:value-type="string">
            <text:p>"; src: url("../fonts/</text:p>
          </table:table-cell>
          <table:table-cell table:formula="of:=[.B12]" office:value-type="string" office:string-value="CAT-Arena.ttf" calcext:value-type="string">
            <text:p>CAT-Arena.ttf</text:p>
          </table:table-cell>
          <table:table-cell office:value-type="string" calcext:value-type="string">
            <text:p>");}</text:p>
          </table:table-cell>
          <table:table-cell table:formula="of:=[.C12]&amp;[.D12]&amp;[.E12]&amp;[.F12]&amp;[.G12]" office:value-type="string" office:string-value="@font-face { font-family: &quot;CAT-Arena&quot;; src: url(&quot;../fonts/CAT-Arena.ttf&quot;);}" calcext:value-type="string">
            <text:p>@font-face { font-family: "CAT-Arena"; src: url("../fonts/CAT-Arena.ttf");}</text:p>
          </table:table-cell>
        </table:table-row>
        <table:table-row table:style-name="ro1">
          <table:table-cell office:value-type="string" calcext:value-type="string">
            <text:p>chintzys</text:p>
          </table:table-cell>
          <table:table-cell office:value-type="string" calcext:value-type="string">
            <text:p>chintzys.ttf</text:p>
          </table:table-cell>
          <table:table-cell office:value-type="string" calcext:value-type="string">
            <text:p>@font-face { font-family: "</text:p>
          </table:table-cell>
          <table:table-cell table:formula="of:=[.A13]" office:value-type="string" office:string-value="chintzys" calcext:value-type="string">
            <text:p>chintzys</text:p>
          </table:table-cell>
          <table:table-cell office:value-type="string" calcext:value-type="string">
            <text:p>"; src: url("../fonts/</text:p>
          </table:table-cell>
          <table:table-cell table:formula="of:=[.B13]" office:value-type="string" office:string-value="chintzys.ttf" calcext:value-type="string">
            <text:p>chintzys.ttf</text:p>
          </table:table-cell>
          <table:table-cell office:value-type="string" calcext:value-type="string">
            <text:p>");}</text:p>
          </table:table-cell>
          <table:table-cell table:formula="of:=[.C13]&amp;[.D13]&amp;[.E13]&amp;[.F13]&amp;[.G13]" office:value-type="string" office:string-value="@font-face { font-family: &quot;chintzys&quot;; src: url(&quot;../fonts/chintzys.ttf&quot;);}" calcext:value-type="string">
            <text:p>@font-face { font-family: "chintzys"; src: url("../fonts/chintzys.ttf");}</text:p>
          </table:table-cell>
        </table:table-row>
        <table:table-row table:style-name="ro1">
          <table:table-cell office:value-type="string" calcext:value-type="string">
            <text:p>chintzy</text:p>
          </table:table-cell>
          <table:table-cell office:value-type="string" calcext:value-type="string">
            <text:p>chintzy.ttf</text:p>
          </table:table-cell>
          <table:table-cell office:value-type="string" calcext:value-type="string">
            <text:p>@font-face { font-family: "</text:p>
          </table:table-cell>
          <table:table-cell table:formula="of:=[.A14]" office:value-type="string" office:string-value="chintzy" calcext:value-type="string">
            <text:p>chintzy</text:p>
          </table:table-cell>
          <table:table-cell office:value-type="string" calcext:value-type="string">
            <text:p>"; src: url("../fonts/</text:p>
          </table:table-cell>
          <table:table-cell table:formula="of:=[.B14]" office:value-type="string" office:string-value="chintzy.ttf" calcext:value-type="string">
            <text:p>chintzy.ttf</text:p>
          </table:table-cell>
          <table:table-cell office:value-type="string" calcext:value-type="string">
            <text:p>");}</text:p>
          </table:table-cell>
          <table:table-cell table:formula="of:=[.C14]&amp;[.D14]&amp;[.E14]&amp;[.F14]&amp;[.G14]" office:value-type="string" office:string-value="@font-face { font-family: &quot;chintzy&quot;; src: url(&quot;../fonts/chintzy.ttf&quot;);}" calcext:value-type="string">
            <text:p>@font-face { font-family: "chintzy"; src: url("../fonts/chintzy.ttf");}</text:p>
          </table:table-cell>
        </table:table-row>
        <table:table-row table:style-name="ro1">
          <table:table-cell office:value-type="string" calcext:value-type="string">
            <text:p>Cunia</text:p>
          </table:table-cell>
          <table:table-cell office:value-type="string" calcext:value-type="string">
            <text:p>Cunia.ttf</text:p>
          </table:table-cell>
          <table:table-cell office:value-type="string" calcext:value-type="string">
            <text:p>@font-face { font-family: "</text:p>
          </table:table-cell>
          <table:table-cell table:formula="of:=[.A15]" office:value-type="string" office:string-value="Cunia" calcext:value-type="string">
            <text:p>Cunia</text:p>
          </table:table-cell>
          <table:table-cell office:value-type="string" calcext:value-type="string">
            <text:p>"; src: url("../fonts/</text:p>
          </table:table-cell>
          <table:table-cell table:formula="of:=[.B15]" office:value-type="string" office:string-value="Cunia.ttf" calcext:value-type="string">
            <text:p>Cunia.ttf</text:p>
          </table:table-cell>
          <table:table-cell office:value-type="string" calcext:value-type="string">
            <text:p>");}</text:p>
          </table:table-cell>
          <table:table-cell table:formula="of:=[.C15]&amp;[.D15]&amp;[.E15]&amp;[.F15]&amp;[.G15]" office:value-type="string" office:string-value="@font-face { font-family: &quot;Cunia&quot;; src: url(&quot;../fonts/Cunia.ttf&quot;);}" calcext:value-type="string">
            <text:p>@font-face { font-family: "Cunia"; src: url("../fonts/Cunia.ttf");}</text:p>
          </table:table-cell>
        </table:table-row>
        <table:table-row table:style-name="ro1">
          <table:table-cell office:value-type="string" calcext:value-type="string">
            <text:p>Dodgv2c</text:p>
          </table:table-cell>
          <table:table-cell office:value-type="string" calcext:value-type="string">
            <text:p>Dodgv2c.ttf</text:p>
          </table:table-cell>
          <table:table-cell office:value-type="string" calcext:value-type="string">
            <text:p>@font-face { font-family: "</text:p>
          </table:table-cell>
          <table:table-cell table:formula="of:=[.A16]" office:value-type="string" office:string-value="Dodgv2c" calcext:value-type="string">
            <text:p>Dodgv2c</text:p>
          </table:table-cell>
          <table:table-cell office:value-type="string" calcext:value-type="string">
            <text:p>"; src: url("../fonts/</text:p>
          </table:table-cell>
          <table:table-cell table:formula="of:=[.B16]" office:value-type="string" office:string-value="Dodgv2c.ttf" calcext:value-type="string">
            <text:p>Dodgv2c.ttf</text:p>
          </table:table-cell>
          <table:table-cell office:value-type="string" calcext:value-type="string">
            <text:p>");}</text:p>
          </table:table-cell>
          <table:table-cell table:formula="of:=[.C16]&amp;[.D16]&amp;[.E16]&amp;[.F16]&amp;[.G16]" office:value-type="string" office:string-value="@font-face { font-family: &quot;Dodgv2c&quot;; src: url(&quot;../fonts/Dodgv2c.ttf&quot;);}" calcext:value-type="string">
            <text:p>@font-face { font-family: "Dodgv2c"; src: url("../fonts/Dodgv2c.ttf");}</text:p>
          </table:table-cell>
        </table:table-row>
        <table:table-row table:style-name="ro1">
          <table:table-cell office:value-type="string" calcext:value-type="string">
            <text:p>Dodgv2s</text:p>
          </table:table-cell>
          <table:table-cell office:value-type="string" calcext:value-type="string">
            <text:p>Dodgv2s.ttf</text:p>
          </table:table-cell>
          <table:table-cell office:value-type="string" calcext:value-type="string">
            <text:p>@font-face { font-family: "</text:p>
          </table:table-cell>
          <table:table-cell table:formula="of:=[.A17]" office:value-type="string" office:string-value="Dodgv2s" calcext:value-type="string">
            <text:p>Dodgv2s</text:p>
          </table:table-cell>
          <table:table-cell office:value-type="string" calcext:value-type="string">
            <text:p>"; src: url("../fonts/</text:p>
          </table:table-cell>
          <table:table-cell table:formula="of:=[.B17]" office:value-type="string" office:string-value="Dodgv2s.ttf" calcext:value-type="string">
            <text:p>Dodgv2s.ttf</text:p>
          </table:table-cell>
          <table:table-cell office:value-type="string" calcext:value-type="string">
            <text:p>");}</text:p>
          </table:table-cell>
          <table:table-cell table:formula="of:=[.C17]&amp;[.D17]&amp;[.E17]&amp;[.F17]&amp;[.G17]" office:value-type="string" office:string-value="@font-face { font-family: &quot;Dodgv2s&quot;; src: url(&quot;../fonts/Dodgv2s.ttf&quot;);}" calcext:value-type="string">
            <text:p>@font-face { font-family: "Dodgv2s"; src: url("../fonts/Dodgv2s.ttf");}</text:p>
          </table:table-cell>
        </table:table-row>
        <table:table-row table:style-name="ro1">
          <table:table-cell office:value-type="string" calcext:value-type="string">
            <text:p>Duo-Dunkel</text:p>
          </table:table-cell>
          <table:table-cell office:value-type="string" calcext:value-type="string">
            <text:p>Duo-Dunkel.ttf</text:p>
          </table:table-cell>
          <table:table-cell office:value-type="string" calcext:value-type="string">
            <text:p>@font-face { font-family: "</text:p>
          </table:table-cell>
          <table:table-cell table:formula="of:=[.A18]" office:value-type="string" office:string-value="Duo-Dunkel" calcext:value-type="string">
            <text:p>Duo-Dunkel</text:p>
          </table:table-cell>
          <table:table-cell office:value-type="string" calcext:value-type="string">
            <text:p>"; src: url("../fonts/</text:p>
          </table:table-cell>
          <table:table-cell table:formula="of:=[.B18]" office:value-type="string" office:string-value="Duo-Dunkel.ttf" calcext:value-type="string">
            <text:p>Duo-Dunkel.ttf</text:p>
          </table:table-cell>
          <table:table-cell office:value-type="string" calcext:value-type="string">
            <text:p>");}</text:p>
          </table:table-cell>
          <table:table-cell table:formula="of:=[.C18]&amp;[.D18]&amp;[.E18]&amp;[.F18]&amp;[.G18]" office:value-type="string" office:string-value="@font-face { font-family: &quot;Duo-Dunkel&quot;; src: url(&quot;../fonts/Duo-Dunkel.ttf&quot;);}" calcext:value-type="string">
            <text:p>@font-face { font-family: "Duo-Dunkel"; src: url("../fonts/Duo-Dunkel.ttf");}</text:p>
          </table:table-cell>
        </table:table-row>
        <table:table-row table:style-name="ro1">
          <table:table-cell office:value-type="string" calcext:value-type="string">
            <text:p>Duo-Licht</text:p>
          </table:table-cell>
          <table:table-cell office:value-type="string" calcext:value-type="string">
            <text:p>Duo-Licht.ttf</text:p>
          </table:table-cell>
          <table:table-cell office:value-type="string" calcext:value-type="string">
            <text:p>@font-face { font-family: "</text:p>
          </table:table-cell>
          <table:table-cell table:formula="of:=[.A19]" office:value-type="string" office:string-value="Duo-Licht" calcext:value-type="string">
            <text:p>Duo-Licht</text:p>
          </table:table-cell>
          <table:table-cell office:value-type="string" calcext:value-type="string">
            <text:p>"; src: url("../fonts/</text:p>
          </table:table-cell>
          <table:table-cell table:formula="of:=[.B19]" office:value-type="string" office:string-value="Duo-Licht.ttf" calcext:value-type="string">
            <text:p>Duo-Licht.ttf</text:p>
          </table:table-cell>
          <table:table-cell office:value-type="string" calcext:value-type="string">
            <text:p>");}</text:p>
          </table:table-cell>
          <table:table-cell table:formula="of:=[.C19]&amp;[.D19]&amp;[.E19]&amp;[.F19]&amp;[.G19]" office:value-type="string" office:string-value="@font-face { font-family: &quot;Duo-Licht&quot;; src: url(&quot;../fonts/Duo-Licht.ttf&quot;);}" calcext:value-type="string">
            <text:p>@font-face { font-family: "Duo-Licht"; src: url("../fonts/Duo-Licht.ttf");}</text:p>
          </table:table-cell>
        </table:table-row>
        <table:table-row table:style-name="ro1">
          <table:table-cell office:value-type="string" calcext:value-type="string">
            <text:p>DustyHotels</text:p>
          </table:table-cell>
          <table:table-cell office:value-type="string" calcext:value-type="string">
            <text:p>DustyHotels.ttf</text:p>
          </table:table-cell>
          <table:table-cell office:value-type="string" calcext:value-type="string">
            <text:p>@font-face { font-family: "</text:p>
          </table:table-cell>
          <table:table-cell table:formula="of:=[.A20]" office:value-type="string" office:string-value="DustyHotels" calcext:value-type="string">
            <text:p>DustyHotels</text:p>
          </table:table-cell>
          <table:table-cell office:value-type="string" calcext:value-type="string">
            <text:p>"; src: url("../fonts/</text:p>
          </table:table-cell>
          <table:table-cell table:formula="of:=[.B20]" office:value-type="string" office:string-value="DustyHotels.ttf" calcext:value-type="string">
            <text:p>DustyHotels.ttf</text:p>
          </table:table-cell>
          <table:table-cell office:value-type="string" calcext:value-type="string">
            <text:p>");}</text:p>
          </table:table-cell>
          <table:table-cell table:formula="of:=[.C20]&amp;[.D20]&amp;[.E20]&amp;[.F20]&amp;[.G20]" office:value-type="string" office:string-value="@font-face { font-family: &quot;DustyHotels&quot;; src: url(&quot;../fonts/DustyHotels.ttf&quot;);}" calcext:value-type="string">
            <text:p>@font-face { font-family: "DustyHotels"; src: url("../fonts/DustyHotels.ttf");}</text:p>
          </table:table-cell>
        </table:table-row>
        <table:table-row table:style-name="ro1">
          <table:table-cell office:value-type="string" calcext:value-type="string">
            <text:p>engry</text:p>
          </table:table-cell>
          <table:table-cell office:value-type="string" calcext:value-type="string">
            <text:p>engry.otf</text:p>
          </table:table-cell>
          <table:table-cell office:value-type="string" calcext:value-type="string">
            <text:p>@font-face { font-family: "</text:p>
          </table:table-cell>
          <table:table-cell table:formula="of:=[.A21]" office:value-type="string" office:string-value="engry" calcext:value-type="string">
            <text:p>engry</text:p>
          </table:table-cell>
          <table:table-cell office:value-type="string" calcext:value-type="string">
            <text:p>"; src: url("../fonts/</text:p>
          </table:table-cell>
          <table:table-cell table:formula="of:=[.B21]" office:value-type="string" office:string-value="engry.otf" calcext:value-type="string">
            <text:p>engry.otf</text:p>
          </table:table-cell>
          <table:table-cell office:value-type="string" calcext:value-type="string">
            <text:p>");}</text:p>
          </table:table-cell>
          <table:table-cell table:formula="of:=[.C21]&amp;[.D21]&amp;[.E21]&amp;[.F21]&amp;[.G21]" office:value-type="string" office:string-value="@font-face { font-family: &quot;engry&quot;; src: url(&quot;../fonts/engry.otf&quot;);}" calcext:value-type="string">
            <text:p>@font-face { font-family: "engry"; src: url("../fonts/engry.otf");}</text:p>
          </table:table-cell>
        </table:table-row>
        <table:table-row table:style-name="ro1">
          <table:table-cell office:value-type="string" calcext:value-type="string">
            <text:p>ERECTLL_</text:p>
          </table:table-cell>
          <table:table-cell office:value-type="string" calcext:value-type="string">
            <text:p>ERECTLL_.ttf</text:p>
          </table:table-cell>
          <table:table-cell office:value-type="string" calcext:value-type="string">
            <text:p>@font-face { font-family: "</text:p>
          </table:table-cell>
          <table:table-cell table:formula="of:=[.A22]" office:value-type="string" office:string-value="ERECTLL_" calcext:value-type="string">
            <text:p>ERECTLL_</text:p>
          </table:table-cell>
          <table:table-cell office:value-type="string" calcext:value-type="string">
            <text:p>"; src: url("../fonts/</text:p>
          </table:table-cell>
          <table:table-cell table:formula="of:=[.B22]" office:value-type="string" office:string-value="ERECTLL_.ttf" calcext:value-type="string">
            <text:p>ERECTLL_.ttf</text:p>
          </table:table-cell>
          <table:table-cell office:value-type="string" calcext:value-type="string">
            <text:p>");}</text:p>
          </table:table-cell>
          <table:table-cell table:formula="of:=[.C22]&amp;[.D22]&amp;[.E22]&amp;[.F22]&amp;[.G22]" office:value-type="string" office:string-value="@font-face { font-family: &quot;ERECTLL_&quot;; src: url(&quot;../fonts/ERECTLL_.ttf&quot;);}" calcext:value-type="string">
            <text:p>@font-face { font-family: "ERECTLL_"; src: url("../fonts/ERECTLL_.ttf");}</text:p>
          </table:table-cell>
        </table:table-row>
        <table:table-row table:style-name="ro1">
          <table:table-cell office:value-type="string" calcext:value-type="string">
            <text:p>ERECTLR_</text:p>
          </table:table-cell>
          <table:table-cell office:value-type="string" calcext:value-type="string">
            <text:p>ERECTLR_.ttf</text:p>
          </table:table-cell>
          <table:table-cell office:value-type="string" calcext:value-type="string">
            <text:p>@font-face { font-family: "</text:p>
          </table:table-cell>
          <table:table-cell table:formula="of:=[.A23]" office:value-type="string" office:string-value="ERECTLR_" calcext:value-type="string">
            <text:p>ERECTLR_</text:p>
          </table:table-cell>
          <table:table-cell office:value-type="string" calcext:value-type="string">
            <text:p>"; src: url("../fonts/</text:p>
          </table:table-cell>
          <table:table-cell table:formula="of:=[.B23]" office:value-type="string" office:string-value="ERECTLR_.ttf" calcext:value-type="string">
            <text:p>ERECTLR_.ttf</text:p>
          </table:table-cell>
          <table:table-cell office:value-type="string" calcext:value-type="string">
            <text:p>");}</text:p>
          </table:table-cell>
          <table:table-cell table:formula="of:=[.C23]&amp;[.D23]&amp;[.E23]&amp;[.F23]&amp;[.G23]" office:value-type="string" office:string-value="@font-face { font-family: &quot;ERECTLR_&quot;; src: url(&quot;../fonts/ERECTLR_.ttf&quot;);}" calcext:value-type="string">
            <text:p>@font-face { font-family: "ERECTLR_"; src: url("../fonts/ERECTLR_.ttf");}</text:p>
          </table:table-cell>
        </table:table-row>
        <table:table-row table:style-name="ro1">
          <table:table-cell office:value-type="string" calcext:value-type="string">
            <text:p>ERECTL__</text:p>
          </table:table-cell>
          <table:table-cell office:value-type="string" calcext:value-type="string">
            <text:p>ERECTL__.ttf</text:p>
          </table:table-cell>
          <table:table-cell office:value-type="string" calcext:value-type="string">
            <text:p>@font-face { font-family: "</text:p>
          </table:table-cell>
          <table:table-cell table:formula="of:=[.A24]" office:value-type="string" office:string-value="ERECTL__" calcext:value-type="string">
            <text:p>ERECTL__</text:p>
          </table:table-cell>
          <table:table-cell office:value-type="string" calcext:value-type="string">
            <text:p>"; src: url("../fonts/</text:p>
          </table:table-cell>
          <table:table-cell table:formula="of:=[.B24]" office:value-type="string" office:string-value="ERECTL__.ttf" calcext:value-type="string">
            <text:p>ERECTL__.ttf</text:p>
          </table:table-cell>
          <table:table-cell office:value-type="string" calcext:value-type="string">
            <text:p>");}</text:p>
          </table:table-cell>
          <table:table-cell table:formula="of:=[.C24]&amp;[.D24]&amp;[.E24]&amp;[.F24]&amp;[.G24]" office:value-type="string" office:string-value="@font-face { font-family: &quot;ERECTL__&quot;; src: url(&quot;../fonts/ERECTL__.ttf&quot;);}" calcext:value-type="string">
            <text:p>@font-face { font-family: "ERECTL__"; src: url("../fonts/ERECTL__.ttf");}</text:p>
          </table:table-cell>
        </table:table-row>
        <table:table-row table:style-name="ro1">
          <table:table-cell office:value-type="string" calcext:value-type="string">
            <text:p>Ewert-Regular</text:p>
          </table:table-cell>
          <table:table-cell office:value-type="string" calcext:value-type="string">
            <text:p>Ewert-Regular.ttf</text:p>
          </table:table-cell>
          <table:table-cell office:value-type="string" calcext:value-type="string">
            <text:p>@font-face { font-family: "</text:p>
          </table:table-cell>
          <table:table-cell table:formula="of:=[.A25]" office:value-type="string" office:string-value="Ewert-Regular" calcext:value-type="string">
            <text:p>Ewert-Regular</text:p>
          </table:table-cell>
          <table:table-cell office:value-type="string" calcext:value-type="string">
            <text:p>"; src: url("../fonts/</text:p>
          </table:table-cell>
          <table:table-cell table:formula="of:=[.B25]" office:value-type="string" office:string-value="Ewert-Regular.ttf" calcext:value-type="string">
            <text:p>Ewert-Regular.ttf</text:p>
          </table:table-cell>
          <table:table-cell office:value-type="string" calcext:value-type="string">
            <text:p>");}</text:p>
          </table:table-cell>
          <table:table-cell table:formula="of:=[.C25]&amp;[.D25]&amp;[.E25]&amp;[.F25]&amp;[.G25]" office:value-type="string" office:string-value="@font-face { font-family: &quot;Ewert-Regular&quot;; src: url(&quot;../fonts/Ewert-Regular.ttf&quot;);}" calcext:value-type="string">
            <text:p>@font-face { font-family: "Ewert-Regular"; src: url("../fonts/Ewert-Regular.ttf");}</text:p>
          </table:table-cell>
        </table:table-row>
        <table:table-row table:style-name="ro1">
          <table:table-cell office:value-type="string" calcext:value-type="string">
            <text:p>Facon</text:p>
          </table:table-cell>
          <table:table-cell office:value-type="string" calcext:value-type="string">
            <text:p>Facon.ttf</text:p>
          </table:table-cell>
          <table:table-cell office:value-type="string" calcext:value-type="string">
            <text:p>@font-face { font-family: "</text:p>
          </table:table-cell>
          <table:table-cell table:formula="of:=[.A26]" office:value-type="string" office:string-value="Facon" calcext:value-type="string">
            <text:p>Facon</text:p>
          </table:table-cell>
          <table:table-cell office:value-type="string" calcext:value-type="string">
            <text:p>"; src: url("../fonts/</text:p>
          </table:table-cell>
          <table:table-cell table:formula="of:=[.B26]" office:value-type="string" office:string-value="Facon.ttf" calcext:value-type="string">
            <text:p>Facon.ttf</text:p>
          </table:table-cell>
          <table:table-cell office:value-type="string" calcext:value-type="string">
            <text:p>");}</text:p>
          </table:table-cell>
          <table:table-cell table:formula="of:=[.C26]&amp;[.D26]&amp;[.E26]&amp;[.F26]&amp;[.G26]" office:value-type="string" office:string-value="@font-face { font-family: &quot;Facon&quot;; src: url(&quot;../fonts/Facon.ttf&quot;);}" calcext:value-type="string">
            <text:p>@font-face { font-family: "Facon"; src: url("../fonts/Facon.ttf");}</text:p>
          </table:table-cell>
        </table:table-row>
        <table:table-row table:style-name="ro1">
          <table:table-cell office:value-type="string" calcext:value-type="string">
            <text:p>FrakturShadowed</text:p>
          </table:table-cell>
          <table:table-cell office:value-type="string" calcext:value-type="string">
            <text:p>FrakturShadowed.ttf</text:p>
          </table:table-cell>
          <table:table-cell office:value-type="string" calcext:value-type="string">
            <text:p>@font-face { font-family: "</text:p>
          </table:table-cell>
          <table:table-cell table:formula="of:=[.A27]" office:value-type="string" office:string-value="FrakturShadowed" calcext:value-type="string">
            <text:p>FrakturShadowed</text:p>
          </table:table-cell>
          <table:table-cell office:value-type="string" calcext:value-type="string">
            <text:p>"; src: url("../fonts/</text:p>
          </table:table-cell>
          <table:table-cell table:formula="of:=[.B27]" office:value-type="string" office:string-value="FrakturShadowed.ttf" calcext:value-type="string">
            <text:p>FrakturShadowed.ttf</text:p>
          </table:table-cell>
          <table:table-cell office:value-type="string" calcext:value-type="string">
            <text:p>");}</text:p>
          </table:table-cell>
          <table:table-cell table:formula="of:=[.C27]&amp;[.D27]&amp;[.E27]&amp;[.F27]&amp;[.G27]" office:value-type="string" office:string-value="@font-face { font-family: &quot;FrakturShadowed&quot;; src: url(&quot;../fonts/FrakturShadowed.ttf&quot;);}" calcext:value-type="string">
            <text:p>@font-face { font-family: "FrakturShadowed"; src: url("../fonts/FrakturShadowed.ttf");}</text:p>
          </table:table-cell>
        </table:table-row>
        <table:table-row table:style-name="ro1">
          <table:table-cell office:value-type="string" calcext:value-type="string">
            <text:p>FreeMonoBold</text:p>
          </table:table-cell>
          <table:table-cell office:value-type="string" calcext:value-type="string">
            <text:p>FreeMonoBold.otf</text:p>
          </table:table-cell>
          <table:table-cell office:value-type="string" calcext:value-type="string">
            <text:p>@font-face { font-family: "</text:p>
          </table:table-cell>
          <table:table-cell table:formula="of:=[.A28]" office:value-type="string" office:string-value="FreeMonoBold" calcext:value-type="string">
            <text:p>FreeMonoBold</text:p>
          </table:table-cell>
          <table:table-cell office:value-type="string" calcext:value-type="string">
            <text:p>"; src: url("../fonts/</text:p>
          </table:table-cell>
          <table:table-cell table:formula="of:=[.B28]" office:value-type="string" office:string-value="FreeMonoBold.otf" calcext:value-type="string">
            <text:p>FreeMonoBold.otf</text:p>
          </table:table-cell>
          <table:table-cell office:value-type="string" calcext:value-type="string">
            <text:p>");}</text:p>
          </table:table-cell>
          <table:table-cell table:formula="of:=[.C28]&amp;[.D28]&amp;[.E28]&amp;[.F28]&amp;[.G28]" office:value-type="string" office:string-value="@font-face { font-family: &quot;FreeMonoBold&quot;; src: url(&quot;../fonts/FreeMonoBold.otf&quot;);}" calcext:value-type="string">
            <text:p>@font-face { font-family: "FreeMonoBold"; src: url("../fonts/FreeMonoBold.otf");}</text:p>
          </table:table-cell>
        </table:table-row>
        <table:table-row table:style-name="ro1">
          <table:table-cell office:value-type="string" calcext:value-type="string">
            <text:p>FreeMono</text:p>
          </table:table-cell>
          <table:table-cell office:value-type="string" calcext:value-type="string">
            <text:p>FreeMono.otf</text:p>
          </table:table-cell>
          <table:table-cell office:value-type="string" calcext:value-type="string">
            <text:p>@font-face { font-family: "</text:p>
          </table:table-cell>
          <table:table-cell table:formula="of:=[.A29]" office:value-type="string" office:string-value="FreeMono" calcext:value-type="string">
            <text:p>FreeMono</text:p>
          </table:table-cell>
          <table:table-cell office:value-type="string" calcext:value-type="string">
            <text:p>"; src: url("../fonts/</text:p>
          </table:table-cell>
          <table:table-cell table:formula="of:=[.B29]" office:value-type="string" office:string-value="FreeMono.otf" calcext:value-type="string">
            <text:p>FreeMono.otf</text:p>
          </table:table-cell>
          <table:table-cell office:value-type="string" calcext:value-type="string">
            <text:p>");}</text:p>
          </table:table-cell>
          <table:table-cell table:formula="of:=[.C29]&amp;[.D29]&amp;[.E29]&amp;[.F29]&amp;[.G29]" office:value-type="string" office:string-value="@font-face { font-family: &quot;FreeMono&quot;; src: url(&quot;../fonts/FreeMono.otf&quot;);}" calcext:value-type="string">
            <text:p>@font-face { font-family: "FreeMono"; src: url("../fonts/FreeMono.otf");}</text:p>
          </table:table-cell>
        </table:table-row>
        <table:table-row table:style-name="ro1">
          <table:table-cell office:value-type="string" calcext:value-type="string">
            <text:p>FreeSerifBoldItalic</text:p>
          </table:table-cell>
          <table:table-cell office:value-type="string" calcext:value-type="string">
            <text:p>FreeSerifBoldItalic.otf</text:p>
          </table:table-cell>
          <table:table-cell office:value-type="string" calcext:value-type="string">
            <text:p>@font-face { font-family: "</text:p>
          </table:table-cell>
          <table:table-cell table:formula="of:=[.A30]" office:value-type="string" office:string-value="FreeSerifBoldItalic" calcext:value-type="string">
            <text:p>FreeSerifBoldItalic</text:p>
          </table:table-cell>
          <table:table-cell office:value-type="string" calcext:value-type="string">
            <text:p>"; src: url("../fonts/</text:p>
          </table:table-cell>
          <table:table-cell table:formula="of:=[.B30]" office:value-type="string" office:string-value="FreeSerifBoldItalic.otf" calcext:value-type="string">
            <text:p>FreeSerifBoldItalic.otf</text:p>
          </table:table-cell>
          <table:table-cell office:value-type="string" calcext:value-type="string">
            <text:p>");}</text:p>
          </table:table-cell>
          <table:table-cell table:formula="of:=[.C30]&amp;[.D30]&amp;[.E30]&amp;[.F30]&amp;[.G30]" office:value-type="string" office:string-value="@font-face { font-family: &quot;FreeSerifBoldItalic&quot;; src: url(&quot;../fonts/FreeSerifBoldItalic.otf&quot;);}" calcext:value-type="string">
            <text:p>@font-face { font-family: "FreeSerifBoldItalic"; src: url("../fonts/FreeSerifBoldItalic.otf");}</text:p>
          </table:table-cell>
        </table:table-row>
        <table:table-row table:style-name="ro1">
          <table:table-cell office:value-type="string" calcext:value-type="string">
            <text:p>FreeSerifBold</text:p>
          </table:table-cell>
          <table:table-cell office:value-type="string" calcext:value-type="string">
            <text:p>FreeSerifBold.otf</text:p>
          </table:table-cell>
          <table:table-cell office:value-type="string" calcext:value-type="string">
            <text:p>@font-face { font-family: "</text:p>
          </table:table-cell>
          <table:table-cell table:formula="of:=[.A31]" office:value-type="string" office:string-value="FreeSerifBold" calcext:value-type="string">
            <text:p>FreeSerifBold</text:p>
          </table:table-cell>
          <table:table-cell office:value-type="string" calcext:value-type="string">
            <text:p>"; src: url("../fonts/</text:p>
          </table:table-cell>
          <table:table-cell table:formula="of:=[.B31]" office:value-type="string" office:string-value="FreeSerifBold.otf" calcext:value-type="string">
            <text:p>FreeSerifBold.otf</text:p>
          </table:table-cell>
          <table:table-cell office:value-type="string" calcext:value-type="string">
            <text:p>");}</text:p>
          </table:table-cell>
          <table:table-cell table:formula="of:=[.C31]&amp;[.D31]&amp;[.E31]&amp;[.F31]&amp;[.G31]" office:value-type="string" office:string-value="@font-face { font-family: &quot;FreeSerifBold&quot;; src: url(&quot;../fonts/FreeSerifBold.otf&quot;);}" calcext:value-type="string">
            <text:p>@font-face { font-family: "FreeSerifBold"; src: url("../fonts/FreeSerifBold.otf");}</text:p>
          </table:table-cell>
        </table:table-row>
        <table:table-row table:style-name="ro1">
          <table:table-cell office:value-type="string" calcext:value-type="string">
            <text:p>FreeSerifItalic</text:p>
          </table:table-cell>
          <table:table-cell office:value-type="string" calcext:value-type="string">
            <text:p>FreeSerifItalic.otf</text:p>
          </table:table-cell>
          <table:table-cell office:value-type="string" calcext:value-type="string">
            <text:p>@font-face { font-family: "</text:p>
          </table:table-cell>
          <table:table-cell table:formula="of:=[.A32]" office:value-type="string" office:string-value="FreeSerifItalic" calcext:value-type="string">
            <text:p>FreeSerifItalic</text:p>
          </table:table-cell>
          <table:table-cell office:value-type="string" calcext:value-type="string">
            <text:p>"; src: url("../fonts/</text:p>
          </table:table-cell>
          <table:table-cell table:formula="of:=[.B32]" office:value-type="string" office:string-value="FreeSerifItalic.otf" calcext:value-type="string">
            <text:p>FreeSerifItalic.otf</text:p>
          </table:table-cell>
          <table:table-cell office:value-type="string" calcext:value-type="string">
            <text:p>");}</text:p>
          </table:table-cell>
          <table:table-cell table:formula="of:=[.C32]&amp;[.D32]&amp;[.E32]&amp;[.F32]&amp;[.G32]" office:value-type="string" office:string-value="@font-face { font-family: &quot;FreeSerifItalic&quot;; src: url(&quot;../fonts/FreeSerifItalic.otf&quot;);}" calcext:value-type="string">
            <text:p>@font-face { font-family: "FreeSerifItalic"; src: url("../fonts/FreeSerifItalic.otf");}</text:p>
          </table:table-cell>
        </table:table-row>
        <table:table-row table:style-name="ro1">
          <table:table-cell office:value-type="string" calcext:value-type="string">
            <text:p>FreeSerif</text:p>
          </table:table-cell>
          <table:table-cell office:value-type="string" calcext:value-type="string">
            <text:p>FreeSerif.otf</text:p>
          </table:table-cell>
          <table:table-cell office:value-type="string" calcext:value-type="string">
            <text:p>@font-face { font-family: "</text:p>
          </table:table-cell>
          <table:table-cell table:formula="of:=[.A33]" office:value-type="string" office:string-value="FreeSerif" calcext:value-type="string">
            <text:p>FreeSerif</text:p>
          </table:table-cell>
          <table:table-cell office:value-type="string" calcext:value-type="string">
            <text:p>"; src: url("../fonts/</text:p>
          </table:table-cell>
          <table:table-cell table:formula="of:=[.B33]" office:value-type="string" office:string-value="FreeSerif.otf" calcext:value-type="string">
            <text:p>FreeSerif.otf</text:p>
          </table:table-cell>
          <table:table-cell office:value-type="string" calcext:value-type="string">
            <text:p>");}</text:p>
          </table:table-cell>
          <table:table-cell table:formula="of:=[.C33]&amp;[.D33]&amp;[.E33]&amp;[.F33]&amp;[.G33]" office:value-type="string" office:string-value="@font-face { font-family: &quot;FreeSerif&quot;; src: url(&quot;../fonts/FreeSerif.otf&quot;);}" calcext:value-type="string">
            <text:p>@font-face { font-family: "FreeSerif"; src: url("../fonts/FreeSerif.otf");}</text:p>
          </table:table-cell>
        </table:table-row>
        <table:table-row table:style-name="ro1">
          <table:table-cell office:value-type="string" calcext:value-type="string">
            <text:p>GreatVibes-Regular</text:p>
          </table:table-cell>
          <table:table-cell office:value-type="string" calcext:value-type="string">
            <text:p>GreatVibes-Regular.otf</text:p>
          </table:table-cell>
          <table:table-cell office:value-type="string" calcext:value-type="string">
            <text:p>@font-face { font-family: "</text:p>
          </table:table-cell>
          <table:table-cell table:formula="of:=[.A34]" office:value-type="string" office:string-value="GreatVibes-Regular" calcext:value-type="string">
            <text:p>GreatVibes-Regular</text:p>
          </table:table-cell>
          <table:table-cell office:value-type="string" calcext:value-type="string">
            <text:p>"; src: url("../fonts/</text:p>
          </table:table-cell>
          <table:table-cell table:formula="of:=[.B34]" office:value-type="string" office:string-value="GreatVibes-Regular.otf" calcext:value-type="string">
            <text:p>GreatVibes-Regular.otf</text:p>
          </table:table-cell>
          <table:table-cell office:value-type="string" calcext:value-type="string">
            <text:p>");}</text:p>
          </table:table-cell>
          <table:table-cell table:formula="of:=[.C34]&amp;[.D34]&amp;[.E34]&amp;[.F34]&amp;[.G34]" office:value-type="string" office:string-value="@font-face { font-family: &quot;GreatVibes-Regular&quot;; src: url(&quot;../fonts/GreatVibes-Regular.otf&quot;);}" calcext:value-type="string">
            <text:p>@font-face { font-family: "GreatVibes-Regular"; src: url("../fonts/GreatVibes-Regular.otf");}</text:p>
          </table:table-cell>
        </table:table-row>
        <table:table-row table:style-name="ro1">
          <table:table-cell office:value-type="string" calcext:value-type="string">
            <text:p>Gruppo-Regular</text:p>
          </table:table-cell>
          <table:table-cell office:value-type="string" calcext:value-type="string">
            <text:p>Gruppo-Regular.ttf</text:p>
          </table:table-cell>
          <table:table-cell office:value-type="string" calcext:value-type="string">
            <text:p>@font-face { font-family: "</text:p>
          </table:table-cell>
          <table:table-cell table:formula="of:=[.A35]" office:value-type="string" office:string-value="Gruppo-Regular" calcext:value-type="string">
            <text:p>Gruppo-Regular</text:p>
          </table:table-cell>
          <table:table-cell office:value-type="string" calcext:value-type="string">
            <text:p>"; src: url("../fonts/</text:p>
          </table:table-cell>
          <table:table-cell table:formula="of:=[.B35]" office:value-type="string" office:string-value="Gruppo-Regular.ttf" calcext:value-type="string">
            <text:p>Gruppo-Regular.ttf</text:p>
          </table:table-cell>
          <table:table-cell office:value-type="string" calcext:value-type="string">
            <text:p>");}</text:p>
          </table:table-cell>
          <table:table-cell table:formula="of:=[.C35]&amp;[.D35]&amp;[.E35]&amp;[.F35]&amp;[.G35]" office:value-type="string" office:string-value="@font-face { font-family: &quot;Gruppo-Regular&quot;; src: url(&quot;../fonts/Gruppo-Regular.ttf&quot;);}" calcext:value-type="string">
            <text:p>@font-face { font-family: "Gruppo-Regular"; src: url("../fonts/Gruppo-Regular.ttf");}</text:p>
          </table:table-cell>
        </table:table-row>
        <table:table-row table:style-name="ro1">
          <table:table-cell office:value-type="string" calcext:value-type="string">
            <text:p>happy-times-at-the-ikob_italic</text:p>
          </table:table-cell>
          <table:table-cell office:value-type="string" calcext:value-type="string">
            <text:p>happy-times-at-the-ikob_italic.otf</text:p>
          </table:table-cell>
          <table:table-cell office:value-type="string" calcext:value-type="string">
            <text:p>@font-face { font-family: "</text:p>
          </table:table-cell>
          <table:table-cell table:formula="of:=[.A36]" office:value-type="string" office:string-value="happy-times-at-the-ikob_italic" calcext:value-type="string">
            <text:p>happy-times-at-the-ikob_italic</text:p>
          </table:table-cell>
          <table:table-cell office:value-type="string" calcext:value-type="string">
            <text:p>"; src: url("../fonts/</text:p>
          </table:table-cell>
          <table:table-cell table:formula="of:=[.B36]" office:value-type="string" office:string-value="happy-times-at-the-ikob_italic.otf" calcext:value-type="string">
            <text:p>happy-times-at-the-ikob_italic.otf</text:p>
          </table:table-cell>
          <table:table-cell office:value-type="string" calcext:value-type="string">
            <text:p>");}</text:p>
          </table:table-cell>
          <table:table-cell table:formula="of:=[.C36]&amp;[.D36]&amp;[.E36]&amp;[.F36]&amp;[.G36]" office:value-type="string" office:string-value="@font-face { font-family: &quot;happy-times-at-the-ikob_italic&quot;; src: url(&quot;../fonts/happy-times-at-the-ikob_italic.otf&quot;);}" calcext:value-type="string">
            <text:p>@font-face { font-family: "happy-times-at-the-ikob_italic"; src: url("../fonts/happy-times-at-the-ikob_italic.otf");}</text:p>
          </table:table-cell>
        </table:table-row>
        <table:table-row table:style-name="ro1">
          <table:table-cell office:value-type="string" calcext:value-type="string">
            <text:p>happy-times-at-the-ikob</text:p>
          </table:table-cell>
          <table:table-cell office:value-type="string" calcext:value-type="string">
            <text:p>happy-times-at-the-ikob.otf</text:p>
          </table:table-cell>
          <table:table-cell office:value-type="string" calcext:value-type="string">
            <text:p>@font-face { font-family: "</text:p>
          </table:table-cell>
          <table:table-cell table:formula="of:=[.A37]" office:value-type="string" office:string-value="happy-times-at-the-ikob" calcext:value-type="string">
            <text:p>happy-times-at-the-ikob</text:p>
          </table:table-cell>
          <table:table-cell office:value-type="string" calcext:value-type="string">
            <text:p>"; src: url("../fonts/</text:p>
          </table:table-cell>
          <table:table-cell table:formula="of:=[.B37]" office:value-type="string" office:string-value="happy-times-at-the-ikob.otf" calcext:value-type="string">
            <text:p>happy-times-at-the-ikob.otf</text:p>
          </table:table-cell>
          <table:table-cell office:value-type="string" calcext:value-type="string">
            <text:p>");}</text:p>
          </table:table-cell>
          <table:table-cell table:formula="of:=[.C37]&amp;[.D37]&amp;[.E37]&amp;[.F37]&amp;[.G37]" office:value-type="string" office:string-value="@font-face { font-family: &quot;happy-times-at-the-ikob&quot;; src: url(&quot;../fonts/happy-times-at-the-ikob.otf&quot;);}" calcext:value-type="string">
            <text:p>@font-face { font-family: "happy-times-at-the-ikob"; src: url("../fonts/happy-times-at-the-ikob.otf");}</text:p>
          </table:table-cell>
        </table:table-row>
        <table:table-row table:style-name="ro1">
          <table:table-cell office:value-type="string" calcext:value-type="string">
            <text:p>Langdon</text:p>
          </table:table-cell>
          <table:table-cell office:value-type="string" calcext:value-type="string">
            <text:p>Langdon.otf</text:p>
          </table:table-cell>
          <table:table-cell office:value-type="string" calcext:value-type="string">
            <text:p>@font-face { font-family: "</text:p>
          </table:table-cell>
          <table:table-cell table:formula="of:=[.A38]" office:value-type="string" office:string-value="Langdon" calcext:value-type="string">
            <text:p>Langdon</text:p>
          </table:table-cell>
          <table:table-cell office:value-type="string" calcext:value-type="string">
            <text:p>"; src: url("../fonts/</text:p>
          </table:table-cell>
          <table:table-cell table:formula="of:=[.B38]" office:value-type="string" office:string-value="Langdon.otf" calcext:value-type="string">
            <text:p>Langdon.otf</text:p>
          </table:table-cell>
          <table:table-cell office:value-type="string" calcext:value-type="string">
            <text:p>");}</text:p>
          </table:table-cell>
          <table:table-cell table:formula="of:=[.C38]&amp;[.D38]&amp;[.E38]&amp;[.F38]&amp;[.G38]" office:value-type="string" office:string-value="@font-face { font-family: &quot;Langdon&quot;; src: url(&quot;../fonts/Langdon.otf&quot;);}" calcext:value-type="string">
            <text:p>@font-face { font-family: "Langdon"; src: url("../fonts/Langdon.otf");}</text:p>
          </table:table-cell>
        </table:table-row>
        <table:table-row table:style-name="ro1">
          <table:table-cell office:value-type="string" calcext:value-type="string">
            <text:p>LoversQuarrel-Regular</text:p>
          </table:table-cell>
          <table:table-cell office:value-type="string" calcext:value-type="string">
            <text:p>LoversQuarrel-Regular.ttf</text:p>
          </table:table-cell>
          <table:table-cell office:value-type="string" calcext:value-type="string">
            <text:p>@font-face { font-family: "</text:p>
          </table:table-cell>
          <table:table-cell table:formula="of:=[.A39]" office:value-type="string" office:string-value="LoversQuarrel-Regular" calcext:value-type="string">
            <text:p>LoversQuarrel-Regular</text:p>
          </table:table-cell>
          <table:table-cell office:value-type="string" calcext:value-type="string">
            <text:p>"; src: url("../fonts/</text:p>
          </table:table-cell>
          <table:table-cell table:formula="of:=[.B39]" office:value-type="string" office:string-value="LoversQuarrel-Regular.ttf" calcext:value-type="string">
            <text:p>LoversQuarrel-Regular.ttf</text:p>
          </table:table-cell>
          <table:table-cell office:value-type="string" calcext:value-type="string">
            <text:p>");}</text:p>
          </table:table-cell>
          <table:table-cell table:formula="of:=[.C39]&amp;[.D39]&amp;[.E39]&amp;[.F39]&amp;[.G39]" office:value-type="string" office:string-value="@font-face { font-family: &quot;LoversQuarrel-Regular&quot;; src: url(&quot;../fonts/LoversQuarrel-Regular.ttf&quot;);}" calcext:value-type="string">
            <text:p>@font-face { font-family: "LoversQuarrel-Regular"; src: url("../fonts/LoversQuarrel-Regular.ttf");}</text:p>
          </table:table-cell>
        </table:table-row>
        <table:table-row table:style-name="ro1">
          <table:table-cell office:value-type="string" calcext:value-type="string">
            <text:p>MODERNA_</text:p>
          </table:table-cell>
          <table:table-cell office:value-type="string" calcext:value-type="string">
            <text:p>MODERNA_.TTF</text:p>
          </table:table-cell>
          <table:table-cell office:value-type="string" calcext:value-type="string">
            <text:p>@font-face { font-family: "</text:p>
          </table:table-cell>
          <table:table-cell table:formula="of:=[.A40]" office:value-type="string" office:string-value="MODERNA_" calcext:value-type="string">
            <text:p>MODERNA_</text:p>
          </table:table-cell>
          <table:table-cell office:value-type="string" calcext:value-type="string">
            <text:p>"; src: url("../fonts/</text:p>
          </table:table-cell>
          <table:table-cell table:formula="of:=[.B40]" office:value-type="string" office:string-value="MODERNA_.TTF" calcext:value-type="string">
            <text:p>MODERNA_.TTF</text:p>
          </table:table-cell>
          <table:table-cell office:value-type="string" calcext:value-type="string">
            <text:p>");}</text:p>
          </table:table-cell>
          <table:table-cell table:formula="of:=[.C40]&amp;[.D40]&amp;[.E40]&amp;[.F40]&amp;[.G40]" office:value-type="string" office:string-value="@font-face { font-family: &quot;MODERNA_&quot;; src: url(&quot;../fonts/MODERNA_.TTF&quot;);}" calcext:value-type="string">
            <text:p>@font-face { font-family: "MODERNA_"; src: url("../fonts/MODERNA_.TTF");}</text:p>
          </table:table-cell>
        </table:table-row>
        <table:table-row table:style-name="ro1">
          <table:table-cell office:value-type="string" calcext:value-type="string">
            <text:p>Montague</text:p>
          </table:table-cell>
          <table:table-cell office:value-type="string" calcext:value-type="string">
            <text:p>Montague.ttf</text:p>
          </table:table-cell>
          <table:table-cell office:value-type="string" calcext:value-type="string">
            <text:p>@font-face { font-family: "</text:p>
          </table:table-cell>
          <table:table-cell table:formula="of:=[.A41]" office:value-type="string" office:string-value="Montague" calcext:value-type="string">
            <text:p>Montague</text:p>
          </table:table-cell>
          <table:table-cell office:value-type="string" calcext:value-type="string">
            <text:p>"; src: url("../fonts/</text:p>
          </table:table-cell>
          <table:table-cell table:formula="of:=[.B41]" office:value-type="string" office:string-value="Montague.ttf" calcext:value-type="string">
            <text:p>Montague.ttf</text:p>
          </table:table-cell>
          <table:table-cell office:value-type="string" calcext:value-type="string">
            <text:p>");}</text:p>
          </table:table-cell>
          <table:table-cell table:formula="of:=[.C41]&amp;[.D41]&amp;[.E41]&amp;[.F41]&amp;[.G41]" office:value-type="string" office:string-value="@font-face { font-family: &quot;Montague&quot;; src: url(&quot;../fonts/Montague.ttf&quot;);}" calcext:value-type="string">
            <text:p>@font-face { font-family: "Montague"; src: url("../fonts/Montague.ttf");}</text:p>
          </table:table-cell>
        </table:table-row>
        <table:table-row table:style-name="ro1">
          <table:table-cell office:value-type="string" calcext:value-type="string">
            <text:p>Niconne-Regular</text:p>
          </table:table-cell>
          <table:table-cell office:value-type="string" calcext:value-type="string">
            <text:p>Niconne-Regular.ttf</text:p>
          </table:table-cell>
          <table:table-cell office:value-type="string" calcext:value-type="string">
            <text:p>@font-face { font-family: "</text:p>
          </table:table-cell>
          <table:table-cell table:formula="of:=[.A42]" office:value-type="string" office:string-value="Niconne-Regular" calcext:value-type="string">
            <text:p>Niconne-Regular</text:p>
          </table:table-cell>
          <table:table-cell office:value-type="string" calcext:value-type="string">
            <text:p>"; src: url("../fonts/</text:p>
          </table:table-cell>
          <table:table-cell table:formula="of:=[.B42]" office:value-type="string" office:string-value="Niconne-Regular.ttf" calcext:value-type="string">
            <text:p>Niconne-Regular.ttf</text:p>
          </table:table-cell>
          <table:table-cell office:value-type="string" calcext:value-type="string">
            <text:p>");}</text:p>
          </table:table-cell>
          <table:table-cell table:formula="of:=[.C42]&amp;[.D42]&amp;[.E42]&amp;[.F42]&amp;[.G42]" office:value-type="string" office:string-value="@font-face { font-family: &quot;Niconne-Regular&quot;; src: url(&quot;../fonts/Niconne-Regular.ttf&quot;);}" calcext:value-type="string">
            <text:p>@font-face { font-family: "Niconne-Regular"; src: url("../fonts/Niconne-Regular.ttf");}</text:p>
          </table:table-cell>
        </table:table-row>
        <table:table-row table:style-name="ro1">
          <table:table-cell office:value-type="string" calcext:value-type="string">
            <text:p>Octarine-BoldOblique</text:p>
          </table:table-cell>
          <table:table-cell office:value-type="string" calcext:value-type="string">
            <text:p>Octarine-BoldOblique.otf</text:p>
          </table:table-cell>
          <table:table-cell office:value-type="string" calcext:value-type="string">
            <text:p>@font-face { font-family: "</text:p>
          </table:table-cell>
          <table:table-cell table:formula="of:=[.A43]" office:value-type="string" office:string-value="Octarine-BoldOblique" calcext:value-type="string">
            <text:p>Octarine-BoldOblique</text:p>
          </table:table-cell>
          <table:table-cell office:value-type="string" calcext:value-type="string">
            <text:p>"; src: url("../fonts/</text:p>
          </table:table-cell>
          <table:table-cell table:formula="of:=[.B43]" office:value-type="string" office:string-value="Octarine-BoldOblique.otf" calcext:value-type="string">
            <text:p>Octarine-BoldOblique.otf</text:p>
          </table:table-cell>
          <table:table-cell office:value-type="string" calcext:value-type="string">
            <text:p>");}</text:p>
          </table:table-cell>
          <table:table-cell table:formula="of:=[.C43]&amp;[.D43]&amp;[.E43]&amp;[.F43]&amp;[.G43]" office:value-type="string" office:string-value="@font-face { font-family: &quot;Octarine-BoldOblique&quot;; src: url(&quot;../fonts/Octarine-BoldOblique.otf&quot;);}" calcext:value-type="string">
            <text:p>@font-face { font-family: "Octarine-BoldOblique"; src: url("../fonts/Octarine-BoldOblique.otf");}</text:p>
          </table:table-cell>
        </table:table-row>
        <table:table-row table:style-name="ro1">
          <table:table-cell office:value-type="string" calcext:value-type="string">
            <text:p>Octarine-Bold</text:p>
          </table:table-cell>
          <table:table-cell office:value-type="string" calcext:value-type="string">
            <text:p>Octarine-Bold.otf</text:p>
          </table:table-cell>
          <table:table-cell office:value-type="string" calcext:value-type="string">
            <text:p>@font-face { font-family: "</text:p>
          </table:table-cell>
          <table:table-cell table:formula="of:=[.A44]" office:value-type="string" office:string-value="Octarine-Bold" calcext:value-type="string">
            <text:p>Octarine-Bold</text:p>
          </table:table-cell>
          <table:table-cell office:value-type="string" calcext:value-type="string">
            <text:p>"; src: url("../fonts/</text:p>
          </table:table-cell>
          <table:table-cell table:formula="of:=[.B44]" office:value-type="string" office:string-value="Octarine-Bold.otf" calcext:value-type="string">
            <text:p>Octarine-Bold.otf</text:p>
          </table:table-cell>
          <table:table-cell office:value-type="string" calcext:value-type="string">
            <text:p>");}</text:p>
          </table:table-cell>
          <table:table-cell table:formula="of:=[.C44]&amp;[.D44]&amp;[.E44]&amp;[.F44]&amp;[.G44]" office:value-type="string" office:string-value="@font-face { font-family: &quot;Octarine-Bold&quot;; src: url(&quot;../fonts/Octarine-Bold.otf&quot;);}" calcext:value-type="string">
            <text:p>@font-face { font-family: "Octarine-Bold"; src: url("../fonts/Octarine-Bold.otf");}</text:p>
          </table:table-cell>
        </table:table-row>
        <table:table-row table:style-name="ro1">
          <table:table-cell office:value-type="string" calcext:value-type="string">
            <text:p>Octarine-LightOblique</text:p>
          </table:table-cell>
          <table:table-cell office:value-type="string" calcext:value-type="string">
            <text:p>Octarine-LightOblique.otf</text:p>
          </table:table-cell>
          <table:table-cell office:value-type="string" calcext:value-type="string">
            <text:p>@font-face { font-family: "</text:p>
          </table:table-cell>
          <table:table-cell table:formula="of:=[.A45]" office:value-type="string" office:string-value="Octarine-LightOblique" calcext:value-type="string">
            <text:p>Octarine-LightOblique</text:p>
          </table:table-cell>
          <table:table-cell office:value-type="string" calcext:value-type="string">
            <text:p>"; src: url("../fonts/</text:p>
          </table:table-cell>
          <table:table-cell table:formula="of:=[.B45]" office:value-type="string" office:string-value="Octarine-LightOblique.otf" calcext:value-type="string">
            <text:p>Octarine-LightOblique.otf</text:p>
          </table:table-cell>
          <table:table-cell office:value-type="string" calcext:value-type="string">
            <text:p>");}</text:p>
          </table:table-cell>
          <table:table-cell table:formula="of:=[.C45]&amp;[.D45]&amp;[.E45]&amp;[.F45]&amp;[.G45]" office:value-type="string" office:string-value="@font-face { font-family: &quot;Octarine-LightOblique&quot;; src: url(&quot;../fonts/Octarine-LightOblique.otf&quot;);}" calcext:value-type="string">
            <text:p>@font-face { font-family: "Octarine-LightOblique"; src: url("../fonts/Octarine-LightOblique.otf");}</text:p>
          </table:table-cell>
        </table:table-row>
        <table:table-row table:style-name="ro1">
          <table:table-cell office:value-type="string" calcext:value-type="string">
            <text:p>Octarine-Light</text:p>
          </table:table-cell>
          <table:table-cell office:value-type="string" calcext:value-type="string">
            <text:p>Octarine-Light.otf</text:p>
          </table:table-cell>
          <table:table-cell office:value-type="string" calcext:value-type="string">
            <text:p>@font-face { font-family: "</text:p>
          </table:table-cell>
          <table:table-cell table:formula="of:=[.A46]" office:value-type="string" office:string-value="Octarine-Light" calcext:value-type="string">
            <text:p>Octarine-Light</text:p>
          </table:table-cell>
          <table:table-cell office:value-type="string" calcext:value-type="string">
            <text:p>"; src: url("../fonts/</text:p>
          </table:table-cell>
          <table:table-cell table:formula="of:=[.B46]" office:value-type="string" office:string-value="Octarine-Light.otf" calcext:value-type="string">
            <text:p>Octarine-Light.otf</text:p>
          </table:table-cell>
          <table:table-cell office:value-type="string" calcext:value-type="string">
            <text:p>");}</text:p>
          </table:table-cell>
          <table:table-cell table:formula="of:=[.C46]&amp;[.D46]&amp;[.E46]&amp;[.F46]&amp;[.G46]" office:value-type="string" office:string-value="@font-face { font-family: &quot;Octarine-Light&quot;; src: url(&quot;../fonts/Octarine-Light.otf&quot;);}" calcext:value-type="string">
            <text:p>@font-face { font-family: "Octarine-Light"; src: url("../fonts/Octarine-Light.otf");}</text:p>
          </table:table-cell>
        </table:table-row>
        <table:table-row table:style-name="ro1">
          <table:table-cell office:value-type="string" calcext:value-type="string">
            <text:p>Potra</text:p>
          </table:table-cell>
          <table:table-cell office:value-type="string" calcext:value-type="string">
            <text:p>Potra.ttf</text:p>
          </table:table-cell>
          <table:table-cell office:value-type="string" calcext:value-type="string">
            <text:p>@font-face { font-family: "</text:p>
          </table:table-cell>
          <table:table-cell table:formula="of:=[.A47]" office:value-type="string" office:string-value="Potra" calcext:value-type="string">
            <text:p>Potra</text:p>
          </table:table-cell>
          <table:table-cell office:value-type="string" calcext:value-type="string">
            <text:p>"; src: url("../fonts/</text:p>
          </table:table-cell>
          <table:table-cell table:formula="of:=[.B47]" office:value-type="string" office:string-value="Potra.ttf" calcext:value-type="string">
            <text:p>Potra.ttf</text:p>
          </table:table-cell>
          <table:table-cell office:value-type="string" calcext:value-type="string">
            <text:p>");}</text:p>
          </table:table-cell>
          <table:table-cell table:formula="of:=[.C47]&amp;[.D47]&amp;[.E47]&amp;[.F47]&amp;[.G47]" office:value-type="string" office:string-value="@font-face { font-family: &quot;Potra&quot;; src: url(&quot;../fonts/Potra.ttf&quot;);}" calcext:value-type="string">
            <text:p>@font-face { font-family: "Potra"; src: url("../fonts/Potra.ttf");}</text:p>
          </table:table-cell>
        </table:table-row>
        <table:table-row table:style-name="ro1">
          <table:table-cell office:value-type="string" calcext:value-type="string">
            <text:p>propaniac</text:p>
          </table:table-cell>
          <table:table-cell office:value-type="string" calcext:value-type="string">
            <text:p>propaniac.ttf</text:p>
          </table:table-cell>
          <table:table-cell office:value-type="string" calcext:value-type="string">
            <text:p>@font-face { font-family: "</text:p>
          </table:table-cell>
          <table:table-cell table:formula="of:=[.A48]" office:value-type="string" office:string-value="propaniac" calcext:value-type="string">
            <text:p>propaniac</text:p>
          </table:table-cell>
          <table:table-cell office:value-type="string" calcext:value-type="string">
            <text:p>"; src: url("../fonts/</text:p>
          </table:table-cell>
          <table:table-cell table:formula="of:=[.B48]" office:value-type="string" office:string-value="propaniac.ttf" calcext:value-type="string">
            <text:p>propaniac.ttf</text:p>
          </table:table-cell>
          <table:table-cell office:value-type="string" calcext:value-type="string">
            <text:p>");}</text:p>
          </table:table-cell>
          <table:table-cell table:formula="of:=[.C48]&amp;[.D48]&amp;[.E48]&amp;[.F48]&amp;[.G48]" office:value-type="string" office:string-value="@font-face { font-family: &quot;propaniac&quot;; src: url(&quot;../fonts/propaniac.ttf&quot;);}" calcext:value-type="string">
            <text:p>@font-face { font-family: "propaniac"; src: url("../fonts/propaniac.ttf");}</text:p>
          </table:table-cell>
        </table:table-row>
        <table:table-row table:style-name="ro1">
          <table:table-cell office:value-type="string" calcext:value-type="string">
            <text:p>RacingSansOne-Regular</text:p>
          </table:table-cell>
          <table:table-cell office:value-type="string" calcext:value-type="string">
            <text:p>RacingSansOne-Regular.ttf</text:p>
          </table:table-cell>
          <table:table-cell office:value-type="string" calcext:value-type="string">
            <text:p>@font-face { font-family: "</text:p>
          </table:table-cell>
          <table:table-cell table:formula="of:=[.A49]" office:value-type="string" office:string-value="RacingSansOne-Regular" calcext:value-type="string">
            <text:p>RacingSansOne-Regular</text:p>
          </table:table-cell>
          <table:table-cell office:value-type="string" calcext:value-type="string">
            <text:p>"; src: url("../fonts/</text:p>
          </table:table-cell>
          <table:table-cell table:formula="of:=[.B49]" office:value-type="string" office:string-value="RacingSansOne-Regular.ttf" calcext:value-type="string">
            <text:p>RacingSansOne-Regular.ttf</text:p>
          </table:table-cell>
          <table:table-cell office:value-type="string" calcext:value-type="string">
            <text:p>");}</text:p>
          </table:table-cell>
          <table:table-cell table:formula="of:=[.C49]&amp;[.D49]&amp;[.E49]&amp;[.F49]&amp;[.G49]" office:value-type="string" office:string-value="@font-face { font-family: &quot;RacingSansOne-Regular&quot;; src: url(&quot;../fonts/RacingSansOne-Regular.ttf&quot;);}" calcext:value-type="string">
            <text:p>@font-face { font-family: "RacingSansOne-Regular"; src: url("../fonts/RacingSansOne-Regular.ttf");}</text:p>
          </table:table-cell>
        </table:table-row>
        <table:table-row table:style-name="ro1">
          <table:table-cell office:value-type="string" calcext:value-type="string">
            <text:p>Reey-Regular</text:p>
          </table:table-cell>
          <table:table-cell office:value-type="string" calcext:value-type="string">
            <text:p>Reey-Regular.otf</text:p>
          </table:table-cell>
          <table:table-cell office:value-type="string" calcext:value-type="string">
            <text:p>@font-face { font-family: "</text:p>
          </table:table-cell>
          <table:table-cell table:formula="of:=[.A50]" office:value-type="string" office:string-value="Reey-Regular" calcext:value-type="string">
            <text:p>Reey-Regular</text:p>
          </table:table-cell>
          <table:table-cell office:value-type="string" calcext:value-type="string">
            <text:p>"; src: url("../fonts/</text:p>
          </table:table-cell>
          <table:table-cell table:formula="of:=[.B50]" office:value-type="string" office:string-value="Reey-Regular.otf" calcext:value-type="string">
            <text:p>Reey-Regular.otf</text:p>
          </table:table-cell>
          <table:table-cell office:value-type="string" calcext:value-type="string">
            <text:p>");}</text:p>
          </table:table-cell>
          <table:table-cell table:formula="of:=[.C50]&amp;[.D50]&amp;[.E50]&amp;[.F50]&amp;[.G50]" office:value-type="string" office:string-value="@font-face { font-family: &quot;Reey-Regular&quot;; src: url(&quot;../fonts/Reey-Regular.otf&quot;);}" calcext:value-type="string">
            <text:p>@font-face { font-family: "Reey-Regular"; src: url("../fonts/Reey-Regular.otf");}</text:p>
          </table:table-cell>
        </table:table-row>
        <table:table-row table:style-name="ro1">
          <table:table-cell office:value-type="string" calcext:value-type="string">
            <text:p>SCRIPTIN</text:p>
          </table:table-cell>
          <table:table-cell office:value-type="string" calcext:value-type="string">
            <text:p>SCRIPTIN.ttf</text:p>
          </table:table-cell>
          <table:table-cell office:value-type="string" calcext:value-type="string">
            <text:p>@font-face { font-family: "</text:p>
          </table:table-cell>
          <table:table-cell table:formula="of:=[.A51]" office:value-type="string" office:string-value="SCRIPTIN" calcext:value-type="string">
            <text:p>SCRIPTIN</text:p>
          </table:table-cell>
          <table:table-cell office:value-type="string" calcext:value-type="string">
            <text:p>"; src: url("../fonts/</text:p>
          </table:table-cell>
          <table:table-cell table:formula="of:=[.B51]" office:value-type="string" office:string-value="SCRIPTIN.ttf" calcext:value-type="string">
            <text:p>SCRIPTIN.ttf</text:p>
          </table:table-cell>
          <table:table-cell office:value-type="string" calcext:value-type="string">
            <text:p>");}</text:p>
          </table:table-cell>
          <table:table-cell table:formula="of:=[.C51]&amp;[.D51]&amp;[.E51]&amp;[.F51]&amp;[.G51]" office:value-type="string" office:string-value="@font-face { font-family: &quot;SCRIPTIN&quot;; src: url(&quot;../fonts/SCRIPTIN.ttf&quot;);}" calcext:value-type="string">
            <text:p>@font-face { font-family: "SCRIPTIN"; src: url("../fonts/SCRIPTIN.ttf");}</text:p>
          </table:table-cell>
        </table:table-row>
        <table:table-row table:style-name="ro1">
          <table:table-cell office:value-type="string" calcext:value-type="string">
            <text:p>SHADSER</text:p>
          </table:table-cell>
          <table:table-cell office:value-type="string" calcext:value-type="string">
            <text:p>SHADSER.TTF</text:p>
          </table:table-cell>
          <table:table-cell office:value-type="string" calcext:value-type="string">
            <text:p>@font-face { font-family: "</text:p>
          </table:table-cell>
          <table:table-cell table:formula="of:=[.A52]" office:value-type="string" office:string-value="SHADSER" calcext:value-type="string">
            <text:p>SHADSER</text:p>
          </table:table-cell>
          <table:table-cell office:value-type="string" calcext:value-type="string">
            <text:p>"; src: url("../fonts/</text:p>
          </table:table-cell>
          <table:table-cell table:formula="of:=[.B52]" office:value-type="string" office:string-value="SHADSER.TTF" calcext:value-type="string">
            <text:p>SHADSER.TTF</text:p>
          </table:table-cell>
          <table:table-cell office:value-type="string" calcext:value-type="string">
            <text:p>");}</text:p>
          </table:table-cell>
          <table:table-cell table:formula="of:=[.C52]&amp;[.D52]&amp;[.E52]&amp;[.F52]&amp;[.G52]" office:value-type="string" office:string-value="@font-face { font-family: &quot;SHADSER&quot;; src: url(&quot;../fonts/SHADSER.TTF&quot;);}" calcext:value-type="string">
            <text:p>@font-face { font-family: "SHADSER"; src: url("../fonts/SHADSER.TTF");}</text:p>
          </table:table-cell>
        </table:table-row>
        <table:table-row table:style-name="ro1">
          <table:table-cell office:value-type="string" calcext:value-type="string">
            <text:p>TextMeOne-Regular</text:p>
          </table:table-cell>
          <table:table-cell office:value-type="string" calcext:value-type="string">
            <text:p>TextMeOne-Regular.ttf</text:p>
          </table:table-cell>
          <table:table-cell office:value-type="string" calcext:value-type="string">
            <text:p>@font-face { font-family: "</text:p>
          </table:table-cell>
          <table:table-cell table:formula="of:=[.A53]" office:value-type="string" office:string-value="TextMeOne-Regular" calcext:value-type="string">
            <text:p>TextMeOne-Regular</text:p>
          </table:table-cell>
          <table:table-cell office:value-type="string" calcext:value-type="string">
            <text:p>"; src: url("../fonts/</text:p>
          </table:table-cell>
          <table:table-cell table:formula="of:=[.B53]" office:value-type="string" office:string-value="TextMeOne-Regular.ttf" calcext:value-type="string">
            <text:p>TextMeOne-Regular.ttf</text:p>
          </table:table-cell>
          <table:table-cell office:value-type="string" calcext:value-type="string">
            <text:p>");}</text:p>
          </table:table-cell>
          <table:table-cell table:formula="of:=[.C53]&amp;[.D53]&amp;[.E53]&amp;[.F53]&amp;[.G53]" office:value-type="string" office:string-value="@font-face { font-family: &quot;TextMeOne-Regular&quot;; src: url(&quot;../fonts/TextMeOne-Regular.ttf&quot;);}" calcext:value-type="string">
            <text:p>@font-face { font-family: "TextMeOne-Regular"; src: url("../fonts/TextMeOne-Regular.ttf");}</text:p>
          </table:table-cell>
        </table:table-row>
        <table:table-row table:style-name="ro1">
          <table:table-cell office:value-type="string" calcext:value-type="string">
            <text:p>Tonight</text:p>
          </table:table-cell>
          <table:table-cell office:value-type="string" calcext:value-type="string">
            <text:p>Tonight.ttf</text:p>
          </table:table-cell>
          <table:table-cell office:value-type="string" calcext:value-type="string">
            <text:p>@font-face { font-family: "</text:p>
          </table:table-cell>
          <table:table-cell table:formula="of:=[.A54]" office:value-type="string" office:string-value="Tonight" calcext:value-type="string">
            <text:p>Tonight</text:p>
          </table:table-cell>
          <table:table-cell office:value-type="string" calcext:value-type="string">
            <text:p>"; src: url("../fonts/</text:p>
          </table:table-cell>
          <table:table-cell table:formula="of:=[.B54]" office:value-type="string" office:string-value="Tonight.ttf" calcext:value-type="string">
            <text:p>Tonight.ttf</text:p>
          </table:table-cell>
          <table:table-cell office:value-type="string" calcext:value-type="string">
            <text:p>");}</text:p>
          </table:table-cell>
          <table:table-cell table:formula="of:=[.C54]&amp;[.D54]&amp;[.E54]&amp;[.F54]&amp;[.G54]" office:value-type="string" office:string-value="@font-face { font-family: &quot;Tonight&quot;; src: url(&quot;../fonts/Tonight.ttf&quot;);}" calcext:value-type="string">
            <text:p>@font-face { font-family: "Tonight"; src: url("../fonts/Tonight.ttf");}</text:p>
          </table:table-cell>
        </table:table-row>
        <table:table-row table:style-name="ro1">
          <table:table-cell office:value-type="string" calcext:value-type="string">
            <text:p>Trickster-Reg</text:p>
          </table:table-cell>
          <table:table-cell office:value-type="string" calcext:value-type="string">
            <text:p>Trickster-Reg.ttf</text:p>
          </table:table-cell>
          <table:table-cell office:value-type="string" calcext:value-type="string">
            <text:p>@font-face { font-family: "</text:p>
          </table:table-cell>
          <table:table-cell table:formula="of:=[.A55]" office:value-type="string" office:string-value="Trickster-Reg" calcext:value-type="string">
            <text:p>Trickster-Reg</text:p>
          </table:table-cell>
          <table:table-cell office:value-type="string" calcext:value-type="string">
            <text:p>"; src: url("../fonts/</text:p>
          </table:table-cell>
          <table:table-cell table:formula="of:=[.B55]" office:value-type="string" office:string-value="Trickster-Reg.ttf" calcext:value-type="string">
            <text:p>Trickster-Reg.ttf</text:p>
          </table:table-cell>
          <table:table-cell office:value-type="string" calcext:value-type="string">
            <text:p>");}</text:p>
          </table:table-cell>
          <table:table-cell table:formula="of:=[.C55]&amp;[.D55]&amp;[.E55]&amp;[.F55]&amp;[.G55]" office:value-type="string" office:string-value="@font-face { font-family: &quot;Trickster-Reg&quot;; src: url(&quot;../fonts/Trickster-Reg.ttf&quot;);}" calcext:value-type="string">
            <text:p>@font-face { font-family: "Trickster-Reg"; src: url("../fonts/Trickster-Reg.ttf");}</text:p>
          </table:table-cell>
        </table:table-row>
        <table:table-row table:style-name="ro1">
          <table:table-cell office:value-type="string" calcext:value-type="string">
            <text:p>WELTP___</text:p>
          </table:table-cell>
          <table:table-cell office:value-type="string" calcext:value-type="string">
            <text:p>WELTP___.TTF</text:p>
          </table:table-cell>
          <table:table-cell office:value-type="string" calcext:value-type="string">
            <text:p>@font-face { font-family: "</text:p>
          </table:table-cell>
          <table:table-cell table:formula="of:=[.A56]" office:value-type="string" office:string-value="WELTP___" calcext:value-type="string">
            <text:p>WELTP___</text:p>
          </table:table-cell>
          <table:table-cell office:value-type="string" calcext:value-type="string">
            <text:p>"; src: url("../fonts/</text:p>
          </table:table-cell>
          <table:table-cell table:formula="of:=[.B56]" office:value-type="string" office:string-value="WELTP___.TTF" calcext:value-type="string">
            <text:p>WELTP___.TTF</text:p>
          </table:table-cell>
          <table:table-cell office:value-type="string" calcext:value-type="string">
            <text:p>");}</text:p>
          </table:table-cell>
          <table:table-cell table:formula="of:=[.C56]&amp;[.D56]&amp;[.E56]&amp;[.F56]&amp;[.G56]" office:value-type="string" office:string-value="@font-face { font-family: &quot;WELTP___&quot;; src: url(&quot;../fonts/WELTP___.TTF&quot;);}" calcext:value-type="string">
            <text:p>@font-face { font-family: "WELTP___"; src: url("../fonts/WELTP___.TTF");}</text:p>
          </table:table-cell>
        </table:table-row>
        <table:table-row table:style-name="ro1">
          <table:table-cell office:value-type="string" calcext:value-type="string">
            <text:p>WELTRON2</text:p>
          </table:table-cell>
          <table:table-cell office:value-type="string" calcext:value-type="string">
            <text:p>WELTRON2.TTF</text:p>
          </table:table-cell>
          <table:table-cell office:value-type="string" calcext:value-type="string">
            <text:p>@font-face { font-family: "</text:p>
          </table:table-cell>
          <table:table-cell table:formula="of:=[.A57]" office:value-type="string" office:string-value="WELTRON2" calcext:value-type="string">
            <text:p>WELTRON2</text:p>
          </table:table-cell>
          <table:table-cell office:value-type="string" calcext:value-type="string">
            <text:p>"; src: url("../fonts/</text:p>
          </table:table-cell>
          <table:table-cell table:formula="of:=[.B57]" office:value-type="string" office:string-value="WELTRON2.TTF" calcext:value-type="string">
            <text:p>WELTRON2.TTF</text:p>
          </table:table-cell>
          <table:table-cell office:value-type="string" calcext:value-type="string">
            <text:p>");}</text:p>
          </table:table-cell>
          <table:table-cell table:formula="of:=[.C57]&amp;[.D57]&amp;[.E57]&amp;[.F57]&amp;[.G57]" office:value-type="string" office:string-value="@font-face { font-family: &quot;WELTRON2&quot;; src: url(&quot;../fonts/WELTRON2.TTF&quot;);}" calcext:value-type="string">
            <text:p>@font-face { font-family: "WELTRON2"; src: url("../fonts/WELTRON2.TTF");}</text:p>
          </table:table-cell>
        </table:table-row>
        <table:table-row table:style-name="ro1">
          <table:table-cell office:value-type="string" calcext:value-type="string">
            <text:p>WELTSP__</text:p>
          </table:table-cell>
          <table:table-cell office:value-type="string" calcext:value-type="string">
            <text:p>WELTSP__.TTF</text:p>
          </table:table-cell>
          <table:table-cell office:value-type="string" calcext:value-type="string">
            <text:p>@font-face { font-family: "</text:p>
          </table:table-cell>
          <table:table-cell table:formula="of:=[.A58]" office:value-type="string" office:string-value="WELTSP__" calcext:value-type="string">
            <text:p>WELTSP__</text:p>
          </table:table-cell>
          <table:table-cell office:value-type="string" calcext:value-type="string">
            <text:p>"; src: url("../fonts/</text:p>
          </table:table-cell>
          <table:table-cell table:formula="of:=[.B58]" office:value-type="string" office:string-value="WELTSP__.TTF" calcext:value-type="string">
            <text:p>WELTSP__.TTF</text:p>
          </table:table-cell>
          <table:table-cell office:value-type="string" calcext:value-type="string">
            <text:p>");}</text:p>
          </table:table-cell>
          <table:table-cell table:formula="of:=[.C58]&amp;[.D58]&amp;[.E58]&amp;[.F58]&amp;[.G58]" office:value-type="string" office:string-value="@font-face { font-family: &quot;WELTSP__&quot;; src: url(&quot;../fonts/WELTSP__.TTF&quot;);}" calcext:value-type="string">
            <text:p>@font-face { font-family: "WELTSP__"; src: url("../fonts/WELTSP__.TTF");}</text:p>
          </table:table-cell>
        </table:table-row>
        <table:table-row table:style-name="ro1">
          <table:table-cell office:value-type="string" calcext:value-type="string">
            <text:p>WELTU___</text:p>
          </table:table-cell>
          <table:table-cell office:value-type="string" calcext:value-type="string">
            <text:p>WELTU___.TTF</text:p>
          </table:table-cell>
          <table:table-cell office:value-type="string" calcext:value-type="string">
            <text:p>@font-face { font-family: "</text:p>
          </table:table-cell>
          <table:table-cell table:formula="of:=[.A59]" office:value-type="string" office:string-value="WELTU___" calcext:value-type="string">
            <text:p>WELTU___</text:p>
          </table:table-cell>
          <table:table-cell office:value-type="string" calcext:value-type="string">
            <text:p>"; src: url("../fonts/</text:p>
          </table:table-cell>
          <table:table-cell table:formula="of:=[.B59]" office:value-type="string" office:string-value="WELTU___.TTF" calcext:value-type="string">
            <text:p>WELTU___.TTF</text:p>
          </table:table-cell>
          <table:table-cell office:value-type="string" calcext:value-type="string">
            <text:p>");}</text:p>
          </table:table-cell>
          <table:table-cell table:formula="of:=[.C59]&amp;[.D59]&amp;[.E59]&amp;[.F59]&amp;[.G59]" office:value-type="string" office:string-value="@font-face { font-family: &quot;WELTU___&quot;; src: url(&quot;../fonts/WELTU___.TTF&quot;);}" calcext:value-type="string">
            <text:p>@font-face { font-family: "WELTU___"; src: url("../fonts/WELTU___.TTF");}</text:p>
          </table:table-cell>
        </table:table-row>
        <table:table-row table:style-name="ro1">
          <table:table-cell office:value-type="string" calcext:value-type="string">
            <text:p>Xanax___</text:p>
          </table:table-cell>
          <table:table-cell office:value-type="string" calcext:value-type="string">
            <text:p>Xanax___.ttf</text:p>
          </table:table-cell>
          <table:table-cell office:value-type="string" calcext:value-type="string">
            <text:p>@font-face { font-family: "</text:p>
          </table:table-cell>
          <table:table-cell table:formula="of:=[.A60]" office:value-type="string" office:string-value="Xanax___" calcext:value-type="string">
            <text:p>Xanax___</text:p>
          </table:table-cell>
          <table:table-cell office:value-type="string" calcext:value-type="string">
            <text:p>"; src: url("../fonts/</text:p>
          </table:table-cell>
          <table:table-cell table:formula="of:=[.B60]" office:value-type="string" office:string-value="Xanax___.ttf" calcext:value-type="string">
            <text:p>Xanax___.ttf</text:p>
          </table:table-cell>
          <table:table-cell office:value-type="string" calcext:value-type="string">
            <text:p>");}</text:p>
          </table:table-cell>
          <table:table-cell table:formula="of:=[.C60]&amp;[.D60]&amp;[.E60]&amp;[.F60]&amp;[.G60]" office:value-type="string" office:string-value="@font-face { font-family: &quot;Xanax___&quot;; src: url(&quot;../fonts/Xanax___.ttf&quot;);}" calcext:value-type="string">
            <text:p>@font-face { font-family: "Xanax___"; src: url("../fonts/Xanax___.ttf");}</text:p>
          </table:table-cell>
        </table:table-row>
        <table:table-row table:style-name="ro1">
          <table:table-cell office:value-type="string" calcext:value-type="string">
            <text:p>Xenogears</text:p>
          </table:table-cell>
          <table:table-cell office:value-type="string" calcext:value-type="string">
            <text:p>Xenogears.ttf</text:p>
          </table:table-cell>
          <table:table-cell office:value-type="string" calcext:value-type="string">
            <text:p>@font-face { font-family: "</text:p>
          </table:table-cell>
          <table:table-cell table:formula="of:=[.A61]" office:value-type="string" office:string-value="Xenogears" calcext:value-type="string">
            <text:p>Xenogears</text:p>
          </table:table-cell>
          <table:table-cell office:value-type="string" calcext:value-type="string">
            <text:p>"; src: url("../fonts/</text:p>
          </table:table-cell>
          <table:table-cell table:formula="of:=[.B61]" office:value-type="string" office:string-value="Xenogears.ttf" calcext:value-type="string">
            <text:p>Xenogears.ttf</text:p>
          </table:table-cell>
          <table:table-cell office:value-type="string" calcext:value-type="string">
            <text:p>");}</text:p>
          </table:table-cell>
          <table:table-cell table:formula="of:=[.C61]&amp;[.D61]&amp;[.E61]&amp;[.F61]&amp;[.G61]" office:value-type="string" office:string-value="@font-face { font-family: &quot;Xenogears&quot;; src: url(&quot;../fonts/Xenogears.ttf&quot;);}" calcext:value-type="string">
            <text:p>@font-face { font-family: "Xenogears"; src: url("../fonts/Xenogears.ttf");}</text:p>
          </table:table-cell>
        </table:table-row>
        <table:table-row table:style-name="ro1">
          <table:table-cell office:value-type="string" calcext:value-type="string">
            <text:p>xtrusion</text:p>
          </table:table-cell>
          <table:table-cell office:value-type="string" calcext:value-type="string">
            <text:p>xtrusion.ttf</text:p>
          </table:table-cell>
          <table:table-cell office:value-type="string" calcext:value-type="string">
            <text:p>@font-face { font-family: "</text:p>
          </table:table-cell>
          <table:table-cell table:formula="of:=[.A62]" office:value-type="string" office:string-value="xtrusion" calcext:value-type="string">
            <text:p>xtrusion</text:p>
          </table:table-cell>
          <table:table-cell office:value-type="string" calcext:value-type="string">
            <text:p>"; src: url("../fonts/</text:p>
          </table:table-cell>
          <table:table-cell table:formula="of:=[.B62]" office:value-type="string" office:string-value="xtrusion.ttf" calcext:value-type="string">
            <text:p>xtrusion.ttf</text:p>
          </table:table-cell>
          <table:table-cell office:value-type="string" calcext:value-type="string">
            <text:p>");}</text:p>
          </table:table-cell>
          <table:table-cell table:formula="of:=[.C62]&amp;[.D62]&amp;[.E62]&amp;[.F62]&amp;[.G62]" office:value-type="string" office:string-value="@font-face { font-family: &quot;xtrusion&quot;; src: url(&quot;../fonts/xtrusion.ttf&quot;);}" calcext:value-type="string">
            <text:p>@font-face { font-family: "xtrusion"; src: url("../fonts/xtrusion.ttf");}</text:p>
          </table:table-cell>
        </table:table-row>
      </table:table>
      <table:table table:name="Select" table:style-name="ta1">
        <table:table-column table:style-name="co7" table:default-cell-style-name="ce3"/>
        <table:table-column table:style-name="co1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Alpha54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]" office:value-type="string" office:string-value="Alpha54" calcext:value-type="string">
            <text:p>Alpha54</text:p>
          </table:table-cell>
          <table:table-cell table:style-name="ce4" office:value-type="string" calcext:value-type="string">
            <text:p>"&gt;</text:p>
          </table:table-cell>
          <table:table-cell table:formula="of:=[.A1]" office:value-type="string" office:string-value="Alpha54" calcext:value-type="string">
            <text:p>Alpha54</text:p>
          </table:table-cell>
          <table:table-cell table:style-name="ce4" office:value-type="string" calcext:value-type="string">
            <text:p>&lt;/option&gt;</text:p>
          </table:table-cell>
          <table:table-cell table:formula="of:=[.C1]&amp;[.D1]&amp;[.E1]&amp;[.F1]&amp;[.G1]" office:value-type="string" office:string-value="&lt;option value=&quot;Alpha54&quot;&gt;Alpha54&lt;/option&gt;" calcext:value-type="string">
            <text:p>&lt;option value="Alpha54"&gt;Alpha54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zonas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]" office:value-type="string" office:string-value="Amazonas" calcext:value-type="string">
            <text:p>Amazonas</text:p>
          </table:table-cell>
          <table:table-cell table:style-name="ce4" office:value-type="string" calcext:value-type="string">
            <text:p>"&gt;</text:p>
          </table:table-cell>
          <table:table-cell table:formula="of:=[.A2]" office:value-type="string" office:string-value="Amazonas" calcext:value-type="string">
            <text:p>Amazonas</text:p>
          </table:table-cell>
          <table:table-cell table:style-name="ce4" office:value-type="string" calcext:value-type="string">
            <text:p>&lt;/option&gt;</text:p>
          </table:table-cell>
          <table:table-cell table:formula="of:=[.C2]&amp;[.D2]&amp;[.E2]&amp;[.F2]&amp;[.G2]" office:value-type="string" office:string-value="&lt;option value=&quot;Amazonas&quot;&gt;Amazonas&lt;/option&gt;" calcext:value-type="string">
            <text:p>&lt;option value="Amazonas"&gt;Amazonas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onio-Bold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]" office:value-type="string" office:string-value="Antonio-Bold" calcext:value-type="string">
            <text:p>Antonio-Bold</text:p>
          </table:table-cell>
          <table:table-cell table:style-name="ce4" office:value-type="string" calcext:value-type="string">
            <text:p>"&gt;</text:p>
          </table:table-cell>
          <table:table-cell table:formula="of:=[.A3]" office:value-type="string" office:string-value="Antonio-Bold" calcext:value-type="string">
            <text:p>Antonio-Bold</text:p>
          </table:table-cell>
          <table:table-cell table:style-name="ce4" office:value-type="string" calcext:value-type="string">
            <text:p>&lt;/option&gt;</text:p>
          </table:table-cell>
          <table:table-cell table:formula="of:=[.C3]&amp;[.D3]&amp;[.E3]&amp;[.F3]&amp;[.G3]" office:value-type="string" office:string-value="&lt;option value=&quot;Antonio-Bold&quot;&gt;Antonio-Bold&lt;/option&gt;" calcext:value-type="string">
            <text:p>&lt;option value="Antonio-Bold"&gt;Antonio-Bold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onio-Light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]" office:value-type="string" office:string-value="Antonio-Light" calcext:value-type="string">
            <text:p>Antonio-Light</text:p>
          </table:table-cell>
          <table:table-cell table:style-name="ce4" office:value-type="string" calcext:value-type="string">
            <text:p>"&gt;</text:p>
          </table:table-cell>
          <table:table-cell table:formula="of:=[.A4]" office:value-type="string" office:string-value="Antonio-Light" calcext:value-type="string">
            <text:p>Antonio-Light</text:p>
          </table:table-cell>
          <table:table-cell table:style-name="ce4" office:value-type="string" calcext:value-type="string">
            <text:p>&lt;/option&gt;</text:p>
          </table:table-cell>
          <table:table-cell table:formula="of:=[.C4]&amp;[.D4]&amp;[.E4]&amp;[.F4]&amp;[.G4]" office:value-type="string" office:string-value="&lt;option value=&quot;Antonio-Light&quot;&gt;Antonio-Light&lt;/option&gt;" calcext:value-type="string">
            <text:p>&lt;option value="Antonio-Light"&gt;Antonio-Light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olloASM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]" office:value-type="string" office:string-value="ApolloASM" calcext:value-type="string">
            <text:p>ApolloASM</text:p>
          </table:table-cell>
          <table:table-cell table:style-name="ce4" office:value-type="string" calcext:value-type="string">
            <text:p>"&gt;</text:p>
          </table:table-cell>
          <table:table-cell table:formula="of:=[.A5]" office:value-type="string" office:string-value="ApolloASM" calcext:value-type="string">
            <text:p>ApolloASM</text:p>
          </table:table-cell>
          <table:table-cell table:style-name="ce4" office:value-type="string" calcext:value-type="string">
            <text:p>&lt;/option&gt;</text:p>
          </table:table-cell>
          <table:table-cell table:formula="of:=[.C5]&amp;[.D5]&amp;[.E5]&amp;[.F5]&amp;[.G5]" office:value-type="string" office:string-value="&lt;option value=&quot;ApolloASM&quot;&gt;ApolloASM&lt;/option&gt;" calcext:value-type="string">
            <text:p>&lt;option value="ApolloASM"&gt;ApolloASM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zonia-Regula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6]" office:value-type="string" office:string-value="Arizonia-Regular" calcext:value-type="string">
            <text:p>Arizonia-Regular</text:p>
          </table:table-cell>
          <table:table-cell table:style-name="ce4" office:value-type="string" calcext:value-type="string">
            <text:p>"&gt;</text:p>
          </table:table-cell>
          <table:table-cell table:formula="of:=[.A6]" office:value-type="string" office:string-value="Arizonia-Regular" calcext:value-type="string">
            <text:p>Arizonia-Regular</text:p>
          </table:table-cell>
          <table:table-cell table:style-name="ce4" office:value-type="string" calcext:value-type="string">
            <text:p>&lt;/option&gt;</text:p>
          </table:table-cell>
          <table:table-cell table:formula="of:=[.C6]&amp;[.D6]&amp;[.E6]&amp;[.F6]&amp;[.G6]" office:value-type="string" office:string-value="&lt;option value=&quot;Arizonia-Regular&quot;&gt;Arizonia-Regular&lt;/option&gt;" calcext:value-type="string">
            <text:p>&lt;option value="Arizonia-Regular"&gt;Arizonia-Regula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on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7]" office:value-type="string" office:string-value="Beon" calcext:value-type="string">
            <text:p>Beon</text:p>
          </table:table-cell>
          <table:table-cell table:style-name="ce4" office:value-type="string" calcext:value-type="string">
            <text:p>"&gt;</text:p>
          </table:table-cell>
          <table:table-cell table:formula="of:=[.A7]" office:value-type="string" office:string-value="Beon" calcext:value-type="string">
            <text:p>Beon</text:p>
          </table:table-cell>
          <table:table-cell table:style-name="ce4" office:value-type="string" calcext:value-type="string">
            <text:p>&lt;/option&gt;</text:p>
          </table:table-cell>
          <table:table-cell table:formula="of:=[.C7]&amp;[.D7]&amp;[.E7]&amp;[.F7]&amp;[.G7]" office:value-type="string" office:string-value="&lt;option value=&quot;Beon&quot;&gt;Beon&lt;/option&gt;" calcext:value-type="string">
            <text:p>&lt;option value="Beon"&gt;Beon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tsyFlanagan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8]" office:value-type="string" office:string-value="BetsyFlanagan" calcext:value-type="string">
            <text:p>BetsyFlanagan</text:p>
          </table:table-cell>
          <table:table-cell table:style-name="ce4" office:value-type="string" calcext:value-type="string">
            <text:p>"&gt;</text:p>
          </table:table-cell>
          <table:table-cell table:formula="of:=[.A8]" office:value-type="string" office:string-value="BetsyFlanagan" calcext:value-type="string">
            <text:p>BetsyFlanagan</text:p>
          </table:table-cell>
          <table:table-cell table:style-name="ce4" office:value-type="string" calcext:value-type="string">
            <text:p>&lt;/option&gt;</text:p>
          </table:table-cell>
          <table:table-cell table:formula="of:=[.C8]&amp;[.D8]&amp;[.E8]&amp;[.F8]&amp;[.G8]" office:value-type="string" office:string-value="&lt;option value=&quot;BetsyFlanagan&quot;&gt;BetsyFlanagan&lt;/option&gt;" calcext:value-type="string">
            <text:p>&lt;option value="BetsyFlanagan"&gt;BetsyFlanagan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9]" office:value-type="string" office:string-value="Blazed" calcext:value-type="string">
            <text:p>Blazed</text:p>
          </table:table-cell>
          <table:table-cell table:style-name="ce4" office:value-type="string" calcext:value-type="string">
            <text:p>"&gt;</text:p>
          </table:table-cell>
          <table:table-cell table:formula="of:=[.A9]" office:value-type="string" office:string-value="Blazed" calcext:value-type="string">
            <text:p>Blazed</text:p>
          </table:table-cell>
          <table:table-cell table:style-name="ce4" office:value-type="string" calcext:value-type="string">
            <text:p>&lt;/option&gt;</text:p>
          </table:table-cell>
          <table:table-cell table:formula="of:=[.C9]&amp;[.D9]&amp;[.E9]&amp;[.F9]&amp;[.G9]" office:value-type="string" office:string-value="&lt;option value=&quot;Blazed&quot;&gt;Blazed&lt;/option&gt;" calcext:value-type="string">
            <text:p>&lt;option value="Blazed"&gt;Blazed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ox2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0]" office:value-type="string" office:string-value="Blox2" calcext:value-type="string">
            <text:p>Blox2</text:p>
          </table:table-cell>
          <table:table-cell table:style-name="ce4" office:value-type="string" calcext:value-type="string">
            <text:p>"&gt;</text:p>
          </table:table-cell>
          <table:table-cell table:formula="of:=[.A10]" office:value-type="string" office:string-value="Blox2" calcext:value-type="string">
            <text:p>Blox2</text:p>
          </table:table-cell>
          <table:table-cell table:style-name="ce4" office:value-type="string" calcext:value-type="string">
            <text:p>&lt;/option&gt;</text:p>
          </table:table-cell>
          <table:table-cell table:formula="of:=[.C10]&amp;[.D10]&amp;[.E10]&amp;[.F10]&amp;[.G10]" office:value-type="string" office:string-value="&lt;option value=&quot;Blox2&quot;&gt;Blox2&lt;/option&gt;" calcext:value-type="string">
            <text:p>&lt;option value="Blox2"&gt;Blox2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adcastTitling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1]" office:value-type="string" office:string-value="BroadcastTitling" calcext:value-type="string">
            <text:p>BroadcastTitling</text:p>
          </table:table-cell>
          <table:table-cell table:style-name="ce4" office:value-type="string" calcext:value-type="string">
            <text:p>"&gt;</text:p>
          </table:table-cell>
          <table:table-cell table:formula="of:=[.A11]" office:value-type="string" office:string-value="BroadcastTitling" calcext:value-type="string">
            <text:p>BroadcastTitling</text:p>
          </table:table-cell>
          <table:table-cell table:style-name="ce4" office:value-type="string" calcext:value-type="string">
            <text:p>&lt;/option&gt;</text:p>
          </table:table-cell>
          <table:table-cell table:formula="of:=[.C11]&amp;[.D11]&amp;[.E11]&amp;[.F11]&amp;[.G11]" office:value-type="string" office:string-value="&lt;option value=&quot;BroadcastTitling&quot;&gt;BroadcastTitling&lt;/option&gt;" calcext:value-type="string">
            <text:p>&lt;option value="BroadcastTitling"&gt;BroadcastTitling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-Arena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2]" office:value-type="string" office:string-value="CAT-Arena" calcext:value-type="string">
            <text:p>CAT-Arena</text:p>
          </table:table-cell>
          <table:table-cell table:style-name="ce4" office:value-type="string" calcext:value-type="string">
            <text:p>"&gt;</text:p>
          </table:table-cell>
          <table:table-cell table:formula="of:=[.A12]" office:value-type="string" office:string-value="CAT-Arena" calcext:value-type="string">
            <text:p>CAT-Arena</text:p>
          </table:table-cell>
          <table:table-cell table:style-name="ce4" office:value-type="string" calcext:value-type="string">
            <text:p>&lt;/option&gt;</text:p>
          </table:table-cell>
          <table:table-cell table:formula="of:=[.C12]&amp;[.D12]&amp;[.E12]&amp;[.F12]&amp;[.G12]" office:value-type="string" office:string-value="&lt;option value=&quot;CAT-Arena&quot;&gt;CAT-Arena&lt;/option&gt;" calcext:value-type="string">
            <text:p>&lt;option value="CAT-Arena"&gt;CAT-Arena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tzys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3]" office:value-type="string" office:string-value="chintzys" calcext:value-type="string">
            <text:p>chintzys</text:p>
          </table:table-cell>
          <table:table-cell table:style-name="ce4" office:value-type="string" calcext:value-type="string">
            <text:p>"&gt;</text:p>
          </table:table-cell>
          <table:table-cell table:formula="of:=[.A13]" office:value-type="string" office:string-value="chintzys" calcext:value-type="string">
            <text:p>chintzys</text:p>
          </table:table-cell>
          <table:table-cell table:style-name="ce4" office:value-type="string" calcext:value-type="string">
            <text:p>&lt;/option&gt;</text:p>
          </table:table-cell>
          <table:table-cell table:formula="of:=[.C13]&amp;[.D13]&amp;[.E13]&amp;[.F13]&amp;[.G13]" office:value-type="string" office:string-value="&lt;option value=&quot;chintzys&quot;&gt;chintzys&lt;/option&gt;" calcext:value-type="string">
            <text:p>&lt;option value="chintzys"&gt;chintzys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tzy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4]" office:value-type="string" office:string-value="chintzy" calcext:value-type="string">
            <text:p>chintzy</text:p>
          </table:table-cell>
          <table:table-cell table:style-name="ce4" office:value-type="string" calcext:value-type="string">
            <text:p>"&gt;</text:p>
          </table:table-cell>
          <table:table-cell table:formula="of:=[.A14]" office:value-type="string" office:string-value="chintzy" calcext:value-type="string">
            <text:p>chintzy</text:p>
          </table:table-cell>
          <table:table-cell table:style-name="ce4" office:value-type="string" calcext:value-type="string">
            <text:p>&lt;/option&gt;</text:p>
          </table:table-cell>
          <table:table-cell table:formula="of:=[.C14]&amp;[.D14]&amp;[.E14]&amp;[.F14]&amp;[.G14]" office:value-type="string" office:string-value="&lt;option value=&quot;chintzy&quot;&gt;chintzy&lt;/option&gt;" calcext:value-type="string">
            <text:p>&lt;option value="chintzy"&gt;chintzy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nia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5]" office:value-type="string" office:string-value="Cunia" calcext:value-type="string">
            <text:p>Cunia</text:p>
          </table:table-cell>
          <table:table-cell table:style-name="ce4" office:value-type="string" calcext:value-type="string">
            <text:p>"&gt;</text:p>
          </table:table-cell>
          <table:table-cell table:formula="of:=[.A15]" office:value-type="string" office:string-value="Cunia" calcext:value-type="string">
            <text:p>Cunia</text:p>
          </table:table-cell>
          <table:table-cell table:style-name="ce4" office:value-type="string" calcext:value-type="string">
            <text:p>&lt;/option&gt;</text:p>
          </table:table-cell>
          <table:table-cell table:formula="of:=[.C15]&amp;[.D15]&amp;[.E15]&amp;[.F15]&amp;[.G15]" office:value-type="string" office:string-value="&lt;option value=&quot;Cunia&quot;&gt;Cunia&lt;/option&gt;" calcext:value-type="string">
            <text:p>&lt;option value="Cunia"&gt;Cunia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dgv2c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6]" office:value-type="string" office:string-value="Dodgv2c" calcext:value-type="string">
            <text:p>Dodgv2c</text:p>
          </table:table-cell>
          <table:table-cell table:style-name="ce4" office:value-type="string" calcext:value-type="string">
            <text:p>"&gt;</text:p>
          </table:table-cell>
          <table:table-cell table:formula="of:=[.A16]" office:value-type="string" office:string-value="Dodgv2c" calcext:value-type="string">
            <text:p>Dodgv2c</text:p>
          </table:table-cell>
          <table:table-cell table:style-name="ce4" office:value-type="string" calcext:value-type="string">
            <text:p>&lt;/option&gt;</text:p>
          </table:table-cell>
          <table:table-cell table:formula="of:=[.C16]&amp;[.D16]&amp;[.E16]&amp;[.F16]&amp;[.G16]" office:value-type="string" office:string-value="&lt;option value=&quot;Dodgv2c&quot;&gt;Dodgv2c&lt;/option&gt;" calcext:value-type="string">
            <text:p>&lt;option value="Dodgv2c"&gt;Dodgv2c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dgv2s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7]" office:value-type="string" office:string-value="Dodgv2s" calcext:value-type="string">
            <text:p>Dodgv2s</text:p>
          </table:table-cell>
          <table:table-cell table:style-name="ce4" office:value-type="string" calcext:value-type="string">
            <text:p>"&gt;</text:p>
          </table:table-cell>
          <table:table-cell table:formula="of:=[.A17]" office:value-type="string" office:string-value="Dodgv2s" calcext:value-type="string">
            <text:p>Dodgv2s</text:p>
          </table:table-cell>
          <table:table-cell table:style-name="ce4" office:value-type="string" calcext:value-type="string">
            <text:p>&lt;/option&gt;</text:p>
          </table:table-cell>
          <table:table-cell table:formula="of:=[.C17]&amp;[.D17]&amp;[.E17]&amp;[.F17]&amp;[.G17]" office:value-type="string" office:string-value="&lt;option value=&quot;Dodgv2s&quot;&gt;Dodgv2s&lt;/option&gt;" calcext:value-type="string">
            <text:p>&lt;option value="Dodgv2s"&gt;Dodgv2s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o-Dunkel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8]" office:value-type="string" office:string-value="Duo-Dunkel" calcext:value-type="string">
            <text:p>Duo-Dunkel</text:p>
          </table:table-cell>
          <table:table-cell table:style-name="ce4" office:value-type="string" calcext:value-type="string">
            <text:p>"&gt;</text:p>
          </table:table-cell>
          <table:table-cell table:formula="of:=[.A18]" office:value-type="string" office:string-value="Duo-Dunkel" calcext:value-type="string">
            <text:p>Duo-Dunkel</text:p>
          </table:table-cell>
          <table:table-cell table:style-name="ce4" office:value-type="string" calcext:value-type="string">
            <text:p>&lt;/option&gt;</text:p>
          </table:table-cell>
          <table:table-cell table:formula="of:=[.C18]&amp;[.D18]&amp;[.E18]&amp;[.F18]&amp;[.G18]" office:value-type="string" office:string-value="&lt;option value=&quot;Duo-Dunkel&quot;&gt;Duo-Dunkel&lt;/option&gt;" calcext:value-type="string">
            <text:p>&lt;option value="Duo-Dunkel"&gt;Duo-Dunkel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o-Licht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19]" office:value-type="string" office:string-value="Duo-Licht" calcext:value-type="string">
            <text:p>Duo-Licht</text:p>
          </table:table-cell>
          <table:table-cell table:style-name="ce4" office:value-type="string" calcext:value-type="string">
            <text:p>"&gt;</text:p>
          </table:table-cell>
          <table:table-cell table:formula="of:=[.A19]" office:value-type="string" office:string-value="Duo-Licht" calcext:value-type="string">
            <text:p>Duo-Licht</text:p>
          </table:table-cell>
          <table:table-cell table:style-name="ce4" office:value-type="string" calcext:value-type="string">
            <text:p>&lt;/option&gt;</text:p>
          </table:table-cell>
          <table:table-cell table:formula="of:=[.C19]&amp;[.D19]&amp;[.E19]&amp;[.F19]&amp;[.G19]" office:value-type="string" office:string-value="&lt;option value=&quot;Duo-Licht&quot;&gt;Duo-Licht&lt;/option&gt;" calcext:value-type="string">
            <text:p>&lt;option value="Duo-Licht"&gt;Duo-Licht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styHotels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0]" office:value-type="string" office:string-value="DustyHotels" calcext:value-type="string">
            <text:p>DustyHotels</text:p>
          </table:table-cell>
          <table:table-cell table:style-name="ce4" office:value-type="string" calcext:value-type="string">
            <text:p>"&gt;</text:p>
          </table:table-cell>
          <table:table-cell table:formula="of:=[.A20]" office:value-type="string" office:string-value="DustyHotels" calcext:value-type="string">
            <text:p>DustyHotels</text:p>
          </table:table-cell>
          <table:table-cell table:style-name="ce4" office:value-type="string" calcext:value-type="string">
            <text:p>&lt;/option&gt;</text:p>
          </table:table-cell>
          <table:table-cell table:formula="of:=[.C20]&amp;[.D20]&amp;[.E20]&amp;[.F20]&amp;[.G20]" office:value-type="string" office:string-value="&lt;option value=&quot;DustyHotels&quot;&gt;DustyHotels&lt;/option&gt;" calcext:value-type="string">
            <text:p>&lt;option value="DustyHotels"&gt;DustyHotels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ry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1]" office:value-type="string" office:string-value="engry" calcext:value-type="string">
            <text:p>engry</text:p>
          </table:table-cell>
          <table:table-cell table:style-name="ce4" office:value-type="string" calcext:value-type="string">
            <text:p>"&gt;</text:p>
          </table:table-cell>
          <table:table-cell table:formula="of:=[.A21]" office:value-type="string" office:string-value="engry" calcext:value-type="string">
            <text:p>engry</text:p>
          </table:table-cell>
          <table:table-cell table:style-name="ce4" office:value-type="string" calcext:value-type="string">
            <text:p>&lt;/option&gt;</text:p>
          </table:table-cell>
          <table:table-cell table:formula="of:=[.C21]&amp;[.D21]&amp;[.E21]&amp;[.F21]&amp;[.G21]" office:value-type="string" office:string-value="&lt;option value=&quot;engry&quot;&gt;engry&lt;/option&gt;" calcext:value-type="string">
            <text:p>&lt;option value="engry"&gt;engry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ECTLL_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2]" office:value-type="string" office:string-value="ERECTLL_" calcext:value-type="string">
            <text:p>ERECTLL_</text:p>
          </table:table-cell>
          <table:table-cell table:style-name="ce4" office:value-type="string" calcext:value-type="string">
            <text:p>"&gt;</text:p>
          </table:table-cell>
          <table:table-cell table:formula="of:=[.A22]" office:value-type="string" office:string-value="ERECTLL_" calcext:value-type="string">
            <text:p>ERECTLL_</text:p>
          </table:table-cell>
          <table:table-cell table:style-name="ce4" office:value-type="string" calcext:value-type="string">
            <text:p>&lt;/option&gt;</text:p>
          </table:table-cell>
          <table:table-cell table:formula="of:=[.C22]&amp;[.D22]&amp;[.E22]&amp;[.F22]&amp;[.G22]" office:value-type="string" office:string-value="&lt;option value=&quot;ERECTLL_&quot;&gt;ERECTLL_&lt;/option&gt;" calcext:value-type="string">
            <text:p>&lt;option value="ERECTLL_"&gt;ERECTLL_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ECTLR_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3]" office:value-type="string" office:string-value="ERECTLR_" calcext:value-type="string">
            <text:p>ERECTLR_</text:p>
          </table:table-cell>
          <table:table-cell table:style-name="ce4" office:value-type="string" calcext:value-type="string">
            <text:p>"&gt;</text:p>
          </table:table-cell>
          <table:table-cell table:formula="of:=[.A23]" office:value-type="string" office:string-value="ERECTLR_" calcext:value-type="string">
            <text:p>ERECTLR_</text:p>
          </table:table-cell>
          <table:table-cell table:style-name="ce4" office:value-type="string" calcext:value-type="string">
            <text:p>&lt;/option&gt;</text:p>
          </table:table-cell>
          <table:table-cell table:formula="of:=[.C23]&amp;[.D23]&amp;[.E23]&amp;[.F23]&amp;[.G23]" office:value-type="string" office:string-value="&lt;option value=&quot;ERECTLR_&quot;&gt;ERECTLR_&lt;/option&gt;" calcext:value-type="string">
            <text:p>&lt;option value="ERECTLR_"&gt;ERECTLR_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ECTL__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4]" office:value-type="string" office:string-value="ERECTL__" calcext:value-type="string">
            <text:p>ERECTL__</text:p>
          </table:table-cell>
          <table:table-cell table:style-name="ce4" office:value-type="string" calcext:value-type="string">
            <text:p>"&gt;</text:p>
          </table:table-cell>
          <table:table-cell table:formula="of:=[.A24]" office:value-type="string" office:string-value="ERECTL__" calcext:value-type="string">
            <text:p>ERECTL__</text:p>
          </table:table-cell>
          <table:table-cell table:style-name="ce4" office:value-type="string" calcext:value-type="string">
            <text:p>&lt;/option&gt;</text:p>
          </table:table-cell>
          <table:table-cell table:formula="of:=[.C24]&amp;[.D24]&amp;[.E24]&amp;[.F24]&amp;[.G24]" office:value-type="string" office:string-value="&lt;option value=&quot;ERECTL__&quot;&gt;ERECTL__&lt;/option&gt;" calcext:value-type="string">
            <text:p>&lt;option value="ERECTL__"&gt;ERECTL__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wert-Regula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5]" office:value-type="string" office:string-value="Ewert-Regular" calcext:value-type="string">
            <text:p>Ewert-Regular</text:p>
          </table:table-cell>
          <table:table-cell table:style-name="ce4" office:value-type="string" calcext:value-type="string">
            <text:p>"&gt;</text:p>
          </table:table-cell>
          <table:table-cell table:formula="of:=[.A25]" office:value-type="string" office:string-value="Ewert-Regular" calcext:value-type="string">
            <text:p>Ewert-Regular</text:p>
          </table:table-cell>
          <table:table-cell table:style-name="ce4" office:value-type="string" calcext:value-type="string">
            <text:p>&lt;/option&gt;</text:p>
          </table:table-cell>
          <table:table-cell table:formula="of:=[.C25]&amp;[.D25]&amp;[.E25]&amp;[.F25]&amp;[.G25]" office:value-type="string" office:string-value="&lt;option value=&quot;Ewert-Regular&quot;&gt;Ewert-Regular&lt;/option&gt;" calcext:value-type="string">
            <text:p>&lt;option value="Ewert-Regular"&gt;Ewert-Regula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con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6]" office:value-type="string" office:string-value="Facon" calcext:value-type="string">
            <text:p>Facon</text:p>
          </table:table-cell>
          <table:table-cell table:style-name="ce4" office:value-type="string" calcext:value-type="string">
            <text:p>"&gt;</text:p>
          </table:table-cell>
          <table:table-cell table:formula="of:=[.A26]" office:value-type="string" office:string-value="Facon" calcext:value-type="string">
            <text:p>Facon</text:p>
          </table:table-cell>
          <table:table-cell table:style-name="ce4" office:value-type="string" calcext:value-type="string">
            <text:p>&lt;/option&gt;</text:p>
          </table:table-cell>
          <table:table-cell table:formula="of:=[.C26]&amp;[.D26]&amp;[.E26]&amp;[.F26]&amp;[.G26]" office:value-type="string" office:string-value="&lt;option value=&quot;Facon&quot;&gt;Facon&lt;/option&gt;" calcext:value-type="string">
            <text:p>&lt;option value="Facon"&gt;Facon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kturShadowed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7]" office:value-type="string" office:string-value="FrakturShadowed" calcext:value-type="string">
            <text:p>FrakturShadowed</text:p>
          </table:table-cell>
          <table:table-cell table:style-name="ce4" office:value-type="string" calcext:value-type="string">
            <text:p>"&gt;</text:p>
          </table:table-cell>
          <table:table-cell table:formula="of:=[.A27]" office:value-type="string" office:string-value="FrakturShadowed" calcext:value-type="string">
            <text:p>FrakturShadowed</text:p>
          </table:table-cell>
          <table:table-cell table:style-name="ce4" office:value-type="string" calcext:value-type="string">
            <text:p>&lt;/option&gt;</text:p>
          </table:table-cell>
          <table:table-cell table:formula="of:=[.C27]&amp;[.D27]&amp;[.E27]&amp;[.F27]&amp;[.G27]" office:value-type="string" office:string-value="&lt;option value=&quot;FrakturShadowed&quot;&gt;FrakturShadowed&lt;/option&gt;" calcext:value-type="string">
            <text:p>&lt;option value="FrakturShadowed"&gt;FrakturShadowed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MonoBold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8]" office:value-type="string" office:string-value="FreeMonoBold" calcext:value-type="string">
            <text:p>FreeMonoBold</text:p>
          </table:table-cell>
          <table:table-cell table:style-name="ce4" office:value-type="string" calcext:value-type="string">
            <text:p>"&gt;</text:p>
          </table:table-cell>
          <table:table-cell table:formula="of:=[.A28]" office:value-type="string" office:string-value="FreeMonoBold" calcext:value-type="string">
            <text:p>FreeMonoBold</text:p>
          </table:table-cell>
          <table:table-cell table:style-name="ce4" office:value-type="string" calcext:value-type="string">
            <text:p>&lt;/option&gt;</text:p>
          </table:table-cell>
          <table:table-cell table:formula="of:=[.C28]&amp;[.D28]&amp;[.E28]&amp;[.F28]&amp;[.G28]" office:value-type="string" office:string-value="&lt;option value=&quot;FreeMonoBold&quot;&gt;FreeMonoBold&lt;/option&gt;" calcext:value-type="string">
            <text:p>&lt;option value="FreeMonoBold"&gt;FreeMonoBold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Mono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29]" office:value-type="string" office:string-value="FreeMono" calcext:value-type="string">
            <text:p>FreeMono</text:p>
          </table:table-cell>
          <table:table-cell table:style-name="ce4" office:value-type="string" calcext:value-type="string">
            <text:p>"&gt;</text:p>
          </table:table-cell>
          <table:table-cell table:formula="of:=[.A29]" office:value-type="string" office:string-value="FreeMono" calcext:value-type="string">
            <text:p>FreeMono</text:p>
          </table:table-cell>
          <table:table-cell table:style-name="ce4" office:value-type="string" calcext:value-type="string">
            <text:p>&lt;/option&gt;</text:p>
          </table:table-cell>
          <table:table-cell table:formula="of:=[.C29]&amp;[.D29]&amp;[.E29]&amp;[.F29]&amp;[.G29]" office:value-type="string" office:string-value="&lt;option value=&quot;FreeMono&quot;&gt;FreeMono&lt;/option&gt;" calcext:value-type="string">
            <text:p>&lt;option value="FreeMono"&gt;FreeMono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SerifBoldItalic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0]" office:value-type="string" office:string-value="FreeSerifBoldItalic" calcext:value-type="string">
            <text:p>FreeSerifBoldItalic</text:p>
          </table:table-cell>
          <table:table-cell table:style-name="ce4" office:value-type="string" calcext:value-type="string">
            <text:p>"&gt;</text:p>
          </table:table-cell>
          <table:table-cell table:formula="of:=[.A30]" office:value-type="string" office:string-value="FreeSerifBoldItalic" calcext:value-type="string">
            <text:p>FreeSerifBoldItalic</text:p>
          </table:table-cell>
          <table:table-cell table:style-name="ce4" office:value-type="string" calcext:value-type="string">
            <text:p>&lt;/option&gt;</text:p>
          </table:table-cell>
          <table:table-cell table:formula="of:=[.C30]&amp;[.D30]&amp;[.E30]&amp;[.F30]&amp;[.G30]" office:value-type="string" office:string-value="&lt;option value=&quot;FreeSerifBoldItalic&quot;&gt;FreeSerifBoldItalic&lt;/option&gt;" calcext:value-type="string">
            <text:p>&lt;option value="FreeSerifBoldItalic"&gt;FreeSerifBoldItalic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SerifBold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1]" office:value-type="string" office:string-value="FreeSerifBold" calcext:value-type="string">
            <text:p>FreeSerifBold</text:p>
          </table:table-cell>
          <table:table-cell table:style-name="ce4" office:value-type="string" calcext:value-type="string">
            <text:p>"&gt;</text:p>
          </table:table-cell>
          <table:table-cell table:formula="of:=[.A31]" office:value-type="string" office:string-value="FreeSerifBold" calcext:value-type="string">
            <text:p>FreeSerifBold</text:p>
          </table:table-cell>
          <table:table-cell table:style-name="ce4" office:value-type="string" calcext:value-type="string">
            <text:p>&lt;/option&gt;</text:p>
          </table:table-cell>
          <table:table-cell table:formula="of:=[.C31]&amp;[.D31]&amp;[.E31]&amp;[.F31]&amp;[.G31]" office:value-type="string" office:string-value="&lt;option value=&quot;FreeSerifBold&quot;&gt;FreeSerifBold&lt;/option&gt;" calcext:value-type="string">
            <text:p>&lt;option value="FreeSerifBold"&gt;FreeSerifBold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SerifItalic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2]" office:value-type="string" office:string-value="FreeSerifItalic" calcext:value-type="string">
            <text:p>FreeSerifItalic</text:p>
          </table:table-cell>
          <table:table-cell table:style-name="ce4" office:value-type="string" calcext:value-type="string">
            <text:p>"&gt;</text:p>
          </table:table-cell>
          <table:table-cell table:formula="of:=[.A32]" office:value-type="string" office:string-value="FreeSerifItalic" calcext:value-type="string">
            <text:p>FreeSerifItalic</text:p>
          </table:table-cell>
          <table:table-cell table:style-name="ce4" office:value-type="string" calcext:value-type="string">
            <text:p>&lt;/option&gt;</text:p>
          </table:table-cell>
          <table:table-cell table:formula="of:=[.C32]&amp;[.D32]&amp;[.E32]&amp;[.F32]&amp;[.G32]" office:value-type="string" office:string-value="&lt;option value=&quot;FreeSerifItalic&quot;&gt;FreeSerifItalic&lt;/option&gt;" calcext:value-type="string">
            <text:p>&lt;option value="FreeSerifItalic"&gt;FreeSerifItalic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Serif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3]" office:value-type="string" office:string-value="FreeSerif" calcext:value-type="string">
            <text:p>FreeSerif</text:p>
          </table:table-cell>
          <table:table-cell table:style-name="ce4" office:value-type="string" calcext:value-type="string">
            <text:p>"&gt;</text:p>
          </table:table-cell>
          <table:table-cell table:formula="of:=[.A33]" office:value-type="string" office:string-value="FreeSerif" calcext:value-type="string">
            <text:p>FreeSerif</text:p>
          </table:table-cell>
          <table:table-cell table:style-name="ce4" office:value-type="string" calcext:value-type="string">
            <text:p>&lt;/option&gt;</text:p>
          </table:table-cell>
          <table:table-cell table:formula="of:=[.C33]&amp;[.D33]&amp;[.E33]&amp;[.F33]&amp;[.G33]" office:value-type="string" office:string-value="&lt;option value=&quot;FreeSerif&quot;&gt;FreeSerif&lt;/option&gt;" calcext:value-type="string">
            <text:p>&lt;option value="FreeSerif"&gt;FreeSerif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atVibes-Regula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4]" office:value-type="string" office:string-value="GreatVibes-Regular" calcext:value-type="string">
            <text:p>GreatVibes-Regular</text:p>
          </table:table-cell>
          <table:table-cell table:style-name="ce4" office:value-type="string" calcext:value-type="string">
            <text:p>"&gt;</text:p>
          </table:table-cell>
          <table:table-cell table:formula="of:=[.A34]" office:value-type="string" office:string-value="GreatVibes-Regular" calcext:value-type="string">
            <text:p>GreatVibes-Regular</text:p>
          </table:table-cell>
          <table:table-cell table:style-name="ce4" office:value-type="string" calcext:value-type="string">
            <text:p>&lt;/option&gt;</text:p>
          </table:table-cell>
          <table:table-cell table:formula="of:=[.C34]&amp;[.D34]&amp;[.E34]&amp;[.F34]&amp;[.G34]" office:value-type="string" office:string-value="&lt;option value=&quot;GreatVibes-Regular&quot;&gt;GreatVibes-Regular&lt;/option&gt;" calcext:value-type="string">
            <text:p>&lt;option value="GreatVibes-Regular"&gt;GreatVibes-Regula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ppo-Regula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5]" office:value-type="string" office:string-value="Gruppo-Regular" calcext:value-type="string">
            <text:p>Gruppo-Regular</text:p>
          </table:table-cell>
          <table:table-cell table:style-name="ce4" office:value-type="string" calcext:value-type="string">
            <text:p>"&gt;</text:p>
          </table:table-cell>
          <table:table-cell table:formula="of:=[.A35]" office:value-type="string" office:string-value="Gruppo-Regular" calcext:value-type="string">
            <text:p>Gruppo-Regular</text:p>
          </table:table-cell>
          <table:table-cell table:style-name="ce4" office:value-type="string" calcext:value-type="string">
            <text:p>&lt;/option&gt;</text:p>
          </table:table-cell>
          <table:table-cell table:formula="of:=[.C35]&amp;[.D35]&amp;[.E35]&amp;[.F35]&amp;[.G35]" office:value-type="string" office:string-value="&lt;option value=&quot;Gruppo-Regular&quot;&gt;Gruppo-Regular&lt;/option&gt;" calcext:value-type="string">
            <text:p>&lt;option value="Gruppo-Regular"&gt;Gruppo-Regula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ppy-times-at-the-ikob_italic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6]" office:value-type="string" office:string-value="happy-times-at-the-ikob_italic" calcext:value-type="string">
            <text:p>happy-times-at-the-ikob_italic</text:p>
          </table:table-cell>
          <table:table-cell table:style-name="ce4" office:value-type="string" calcext:value-type="string">
            <text:p>"&gt;</text:p>
          </table:table-cell>
          <table:table-cell table:formula="of:=[.A36]" office:value-type="string" office:string-value="happy-times-at-the-ikob_italic" calcext:value-type="string">
            <text:p>happy-times-at-the-ikob_italic</text:p>
          </table:table-cell>
          <table:table-cell table:style-name="ce4" office:value-type="string" calcext:value-type="string">
            <text:p>&lt;/option&gt;</text:p>
          </table:table-cell>
          <table:table-cell table:formula="of:=[.C36]&amp;[.D36]&amp;[.E36]&amp;[.F36]&amp;[.G36]" office:value-type="string" office:string-value="&lt;option value=&quot;happy-times-at-the-ikob_italic&quot;&gt;happy-times-at-the-ikob_italic&lt;/option&gt;" calcext:value-type="string">
            <text:p>&lt;option value="happy-times-at-the-ikob_italic"&gt;happy-times-at-the-ikob_italic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ppy-times-at-the-ikob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7]" office:value-type="string" office:string-value="happy-times-at-the-ikob" calcext:value-type="string">
            <text:p>happy-times-at-the-ikob</text:p>
          </table:table-cell>
          <table:table-cell table:style-name="ce4" office:value-type="string" calcext:value-type="string">
            <text:p>"&gt;</text:p>
          </table:table-cell>
          <table:table-cell table:formula="of:=[.A37]" office:value-type="string" office:string-value="happy-times-at-the-ikob" calcext:value-type="string">
            <text:p>happy-times-at-the-ikob</text:p>
          </table:table-cell>
          <table:table-cell table:style-name="ce4" office:value-type="string" calcext:value-type="string">
            <text:p>&lt;/option&gt;</text:p>
          </table:table-cell>
          <table:table-cell table:formula="of:=[.C37]&amp;[.D37]&amp;[.E37]&amp;[.F37]&amp;[.G37]" office:value-type="string" office:string-value="&lt;option value=&quot;happy-times-at-the-ikob&quot;&gt;happy-times-at-the-ikob&lt;/option&gt;" calcext:value-type="string">
            <text:p>&lt;option value="happy-times-at-the-ikob"&gt;happy-times-at-the-ikob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gdon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8]" office:value-type="string" office:string-value="Langdon" calcext:value-type="string">
            <text:p>Langdon</text:p>
          </table:table-cell>
          <table:table-cell table:style-name="ce4" office:value-type="string" calcext:value-type="string">
            <text:p>"&gt;</text:p>
          </table:table-cell>
          <table:table-cell table:formula="of:=[.A38]" office:value-type="string" office:string-value="Langdon" calcext:value-type="string">
            <text:p>Langdon</text:p>
          </table:table-cell>
          <table:table-cell table:style-name="ce4" office:value-type="string" calcext:value-type="string">
            <text:p>&lt;/option&gt;</text:p>
          </table:table-cell>
          <table:table-cell table:formula="of:=[.C38]&amp;[.D38]&amp;[.E38]&amp;[.F38]&amp;[.G38]" office:value-type="string" office:string-value="&lt;option value=&quot;Langdon&quot;&gt;Langdon&lt;/option&gt;" calcext:value-type="string">
            <text:p>&lt;option value="Langdon"&gt;Langdon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versQuarrel-Regula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39]" office:value-type="string" office:string-value="LoversQuarrel-Regular" calcext:value-type="string">
            <text:p>LoversQuarrel-Regular</text:p>
          </table:table-cell>
          <table:table-cell table:style-name="ce4" office:value-type="string" calcext:value-type="string">
            <text:p>"&gt;</text:p>
          </table:table-cell>
          <table:table-cell table:formula="of:=[.A39]" office:value-type="string" office:string-value="LoversQuarrel-Regular" calcext:value-type="string">
            <text:p>LoversQuarrel-Regular</text:p>
          </table:table-cell>
          <table:table-cell table:style-name="ce4" office:value-type="string" calcext:value-type="string">
            <text:p>&lt;/option&gt;</text:p>
          </table:table-cell>
          <table:table-cell table:formula="of:=[.C39]&amp;[.D39]&amp;[.E39]&amp;[.F39]&amp;[.G39]" office:value-type="string" office:string-value="&lt;option value=&quot;LoversQuarrel-Regular&quot;&gt;LoversQuarrel-Regular&lt;/option&gt;" calcext:value-type="string">
            <text:p>&lt;option value="LoversQuarrel-Regular"&gt;LoversQuarrel-Regula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ERNA_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0]" office:value-type="string" office:string-value="MODERNA_" calcext:value-type="string">
            <text:p>MODERNA_</text:p>
          </table:table-cell>
          <table:table-cell table:style-name="ce4" office:value-type="string" calcext:value-type="string">
            <text:p>"&gt;</text:p>
          </table:table-cell>
          <table:table-cell table:formula="of:=[.A40]" office:value-type="string" office:string-value="MODERNA_" calcext:value-type="string">
            <text:p>MODERNA_</text:p>
          </table:table-cell>
          <table:table-cell table:style-name="ce4" office:value-type="string" calcext:value-type="string">
            <text:p>&lt;/option&gt;</text:p>
          </table:table-cell>
          <table:table-cell table:formula="of:=[.C40]&amp;[.D40]&amp;[.E40]&amp;[.F40]&amp;[.G40]" office:value-type="string" office:string-value="&lt;option value=&quot;MODERNA_&quot;&gt;MODERNA_&lt;/option&gt;" calcext:value-type="string">
            <text:p>&lt;option value="MODERNA_"&gt;MODERNA_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ague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1]" office:value-type="string" office:string-value="Montague" calcext:value-type="string">
            <text:p>Montague</text:p>
          </table:table-cell>
          <table:table-cell table:style-name="ce4" office:value-type="string" calcext:value-type="string">
            <text:p>"&gt;</text:p>
          </table:table-cell>
          <table:table-cell table:formula="of:=[.A41]" office:value-type="string" office:string-value="Montague" calcext:value-type="string">
            <text:p>Montague</text:p>
          </table:table-cell>
          <table:table-cell table:style-name="ce4" office:value-type="string" calcext:value-type="string">
            <text:p>&lt;/option&gt;</text:p>
          </table:table-cell>
          <table:table-cell table:formula="of:=[.C41]&amp;[.D41]&amp;[.E41]&amp;[.F41]&amp;[.G41]" office:value-type="string" office:string-value="&lt;option value=&quot;Montague&quot;&gt;Montague&lt;/option&gt;" calcext:value-type="string">
            <text:p>&lt;option value="Montague"&gt;Montague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onne-Regula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2]" office:value-type="string" office:string-value="Niconne-Regular" calcext:value-type="string">
            <text:p>Niconne-Regular</text:p>
          </table:table-cell>
          <table:table-cell table:style-name="ce4" office:value-type="string" calcext:value-type="string">
            <text:p>"&gt;</text:p>
          </table:table-cell>
          <table:table-cell table:formula="of:=[.A42]" office:value-type="string" office:string-value="Niconne-Regular" calcext:value-type="string">
            <text:p>Niconne-Regular</text:p>
          </table:table-cell>
          <table:table-cell table:style-name="ce4" office:value-type="string" calcext:value-type="string">
            <text:p>&lt;/option&gt;</text:p>
          </table:table-cell>
          <table:table-cell table:formula="of:=[.C42]&amp;[.D42]&amp;[.E42]&amp;[.F42]&amp;[.G42]" office:value-type="string" office:string-value="&lt;option value=&quot;Niconne-Regular&quot;&gt;Niconne-Regular&lt;/option&gt;" calcext:value-type="string">
            <text:p>&lt;option value="Niconne-Regular"&gt;Niconne-Regula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ctarine-BoldOblique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3]" office:value-type="string" office:string-value="Octarine-BoldOblique" calcext:value-type="string">
            <text:p>Octarine-BoldOblique</text:p>
          </table:table-cell>
          <table:table-cell table:style-name="ce4" office:value-type="string" calcext:value-type="string">
            <text:p>"&gt;</text:p>
          </table:table-cell>
          <table:table-cell table:formula="of:=[.A43]" office:value-type="string" office:string-value="Octarine-BoldOblique" calcext:value-type="string">
            <text:p>Octarine-BoldOblique</text:p>
          </table:table-cell>
          <table:table-cell table:style-name="ce4" office:value-type="string" calcext:value-type="string">
            <text:p>&lt;/option&gt;</text:p>
          </table:table-cell>
          <table:table-cell table:formula="of:=[.C43]&amp;[.D43]&amp;[.E43]&amp;[.F43]&amp;[.G43]" office:value-type="string" office:string-value="&lt;option value=&quot;Octarine-BoldOblique&quot;&gt;Octarine-BoldOblique&lt;/option&gt;" calcext:value-type="string">
            <text:p>&lt;option value="Octarine-BoldOblique"&gt;Octarine-BoldOblique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ctarine-Bold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4]" office:value-type="string" office:string-value="Octarine-Bold" calcext:value-type="string">
            <text:p>Octarine-Bold</text:p>
          </table:table-cell>
          <table:table-cell table:style-name="ce4" office:value-type="string" calcext:value-type="string">
            <text:p>"&gt;</text:p>
          </table:table-cell>
          <table:table-cell table:formula="of:=[.A44]" office:value-type="string" office:string-value="Octarine-Bold" calcext:value-type="string">
            <text:p>Octarine-Bold</text:p>
          </table:table-cell>
          <table:table-cell table:style-name="ce4" office:value-type="string" calcext:value-type="string">
            <text:p>&lt;/option&gt;</text:p>
          </table:table-cell>
          <table:table-cell table:formula="of:=[.C44]&amp;[.D44]&amp;[.E44]&amp;[.F44]&amp;[.G44]" office:value-type="string" office:string-value="&lt;option value=&quot;Octarine-Bold&quot;&gt;Octarine-Bold&lt;/option&gt;" calcext:value-type="string">
            <text:p>&lt;option value="Octarine-Bold"&gt;Octarine-Bold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ctarine-LightOblique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5]" office:value-type="string" office:string-value="Octarine-LightOblique" calcext:value-type="string">
            <text:p>Octarine-LightOblique</text:p>
          </table:table-cell>
          <table:table-cell table:style-name="ce4" office:value-type="string" calcext:value-type="string">
            <text:p>"&gt;</text:p>
          </table:table-cell>
          <table:table-cell table:formula="of:=[.A45]" office:value-type="string" office:string-value="Octarine-LightOblique" calcext:value-type="string">
            <text:p>Octarine-LightOblique</text:p>
          </table:table-cell>
          <table:table-cell table:style-name="ce4" office:value-type="string" calcext:value-type="string">
            <text:p>&lt;/option&gt;</text:p>
          </table:table-cell>
          <table:table-cell table:formula="of:=[.C45]&amp;[.D45]&amp;[.E45]&amp;[.F45]&amp;[.G45]" office:value-type="string" office:string-value="&lt;option value=&quot;Octarine-LightOblique&quot;&gt;Octarine-LightOblique&lt;/option&gt;" calcext:value-type="string">
            <text:p>&lt;option value="Octarine-LightOblique"&gt;Octarine-LightOblique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ctarine-Light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6]" office:value-type="string" office:string-value="Octarine-Light" calcext:value-type="string">
            <text:p>Octarine-Light</text:p>
          </table:table-cell>
          <table:table-cell table:style-name="ce4" office:value-type="string" calcext:value-type="string">
            <text:p>"&gt;</text:p>
          </table:table-cell>
          <table:table-cell table:formula="of:=[.A46]" office:value-type="string" office:string-value="Octarine-Light" calcext:value-type="string">
            <text:p>Octarine-Light</text:p>
          </table:table-cell>
          <table:table-cell table:style-name="ce4" office:value-type="string" calcext:value-type="string">
            <text:p>&lt;/option&gt;</text:p>
          </table:table-cell>
          <table:table-cell table:formula="of:=[.C46]&amp;[.D46]&amp;[.E46]&amp;[.F46]&amp;[.G46]" office:value-type="string" office:string-value="&lt;option value=&quot;Octarine-Light&quot;&gt;Octarine-Light&lt;/option&gt;" calcext:value-type="string">
            <text:p>&lt;option value="Octarine-Light"&gt;Octarine-Light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ra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7]" office:value-type="string" office:string-value="Potra" calcext:value-type="string">
            <text:p>Potra</text:p>
          </table:table-cell>
          <table:table-cell table:style-name="ce4" office:value-type="string" calcext:value-type="string">
            <text:p>"&gt;</text:p>
          </table:table-cell>
          <table:table-cell table:formula="of:=[.A47]" office:value-type="string" office:string-value="Potra" calcext:value-type="string">
            <text:p>Potra</text:p>
          </table:table-cell>
          <table:table-cell table:style-name="ce4" office:value-type="string" calcext:value-type="string">
            <text:p>&lt;/option&gt;</text:p>
          </table:table-cell>
          <table:table-cell table:formula="of:=[.C47]&amp;[.D47]&amp;[.E47]&amp;[.F47]&amp;[.G47]" office:value-type="string" office:string-value="&lt;option value=&quot;Potra&quot;&gt;Potra&lt;/option&gt;" calcext:value-type="string">
            <text:p>&lt;option value="Potra"&gt;Potra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aniac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8]" office:value-type="string" office:string-value="propaniac" calcext:value-type="string">
            <text:p>propaniac</text:p>
          </table:table-cell>
          <table:table-cell table:style-name="ce4" office:value-type="string" calcext:value-type="string">
            <text:p>"&gt;</text:p>
          </table:table-cell>
          <table:table-cell table:formula="of:=[.A48]" office:value-type="string" office:string-value="propaniac" calcext:value-type="string">
            <text:p>propaniac</text:p>
          </table:table-cell>
          <table:table-cell table:style-name="ce4" office:value-type="string" calcext:value-type="string">
            <text:p>&lt;/option&gt;</text:p>
          </table:table-cell>
          <table:table-cell table:formula="of:=[.C48]&amp;[.D48]&amp;[.E48]&amp;[.F48]&amp;[.G48]" office:value-type="string" office:string-value="&lt;option value=&quot;propaniac&quot;&gt;propaniac&lt;/option&gt;" calcext:value-type="string">
            <text:p>&lt;option value="propaniac"&gt;propaniac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cingSansOne-Regula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49]" office:value-type="string" office:string-value="RacingSansOne-Regular" calcext:value-type="string">
            <text:p>RacingSansOne-Regular</text:p>
          </table:table-cell>
          <table:table-cell table:style-name="ce4" office:value-type="string" calcext:value-type="string">
            <text:p>"&gt;</text:p>
          </table:table-cell>
          <table:table-cell table:formula="of:=[.A49]" office:value-type="string" office:string-value="RacingSansOne-Regular" calcext:value-type="string">
            <text:p>RacingSansOne-Regular</text:p>
          </table:table-cell>
          <table:table-cell table:style-name="ce4" office:value-type="string" calcext:value-type="string">
            <text:p>&lt;/option&gt;</text:p>
          </table:table-cell>
          <table:table-cell table:formula="of:=[.C49]&amp;[.D49]&amp;[.E49]&amp;[.F49]&amp;[.G49]" office:value-type="string" office:string-value="&lt;option value=&quot;RacingSansOne-Regular&quot;&gt;RacingSansOne-Regular&lt;/option&gt;" calcext:value-type="string">
            <text:p>&lt;option value="RacingSansOne-Regular"&gt;RacingSansOne-Regula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ey-Regula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0]" office:value-type="string" office:string-value="Reey-Regular" calcext:value-type="string">
            <text:p>Reey-Regular</text:p>
          </table:table-cell>
          <table:table-cell table:style-name="ce4" office:value-type="string" calcext:value-type="string">
            <text:p>"&gt;</text:p>
          </table:table-cell>
          <table:table-cell table:formula="of:=[.A50]" office:value-type="string" office:string-value="Reey-Regular" calcext:value-type="string">
            <text:p>Reey-Regular</text:p>
          </table:table-cell>
          <table:table-cell table:style-name="ce4" office:value-type="string" calcext:value-type="string">
            <text:p>&lt;/option&gt;</text:p>
          </table:table-cell>
          <table:table-cell table:formula="of:=[.C50]&amp;[.D50]&amp;[.E50]&amp;[.F50]&amp;[.G50]" office:value-type="string" office:string-value="&lt;option value=&quot;Reey-Regular&quot;&gt;Reey-Regular&lt;/option&gt;" calcext:value-type="string">
            <text:p>&lt;option value="Reey-Regular"&gt;Reey-Regula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RIPTIN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1]" office:value-type="string" office:string-value="SCRIPTIN" calcext:value-type="string">
            <text:p>SCRIPTIN</text:p>
          </table:table-cell>
          <table:table-cell table:style-name="ce4" office:value-type="string" calcext:value-type="string">
            <text:p>"&gt;</text:p>
          </table:table-cell>
          <table:table-cell table:formula="of:=[.A51]" office:value-type="string" office:string-value="SCRIPTIN" calcext:value-type="string">
            <text:p>SCRIPTIN</text:p>
          </table:table-cell>
          <table:table-cell table:style-name="ce4" office:value-type="string" calcext:value-type="string">
            <text:p>&lt;/option&gt;</text:p>
          </table:table-cell>
          <table:table-cell table:formula="of:=[.C51]&amp;[.D51]&amp;[.E51]&amp;[.F51]&amp;[.G51]" office:value-type="string" office:string-value="&lt;option value=&quot;SCRIPTIN&quot;&gt;SCRIPTIN&lt;/option&gt;" calcext:value-type="string">
            <text:p>&lt;option value="SCRIPTIN"&gt;SCRIPTIN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SE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2]" office:value-type="string" office:string-value="SHADSER" calcext:value-type="string">
            <text:p>SHADSER</text:p>
          </table:table-cell>
          <table:table-cell table:style-name="ce4" office:value-type="string" calcext:value-type="string">
            <text:p>"&gt;</text:p>
          </table:table-cell>
          <table:table-cell table:formula="of:=[.A52]" office:value-type="string" office:string-value="SHADSER" calcext:value-type="string">
            <text:p>SHADSER</text:p>
          </table:table-cell>
          <table:table-cell table:style-name="ce4" office:value-type="string" calcext:value-type="string">
            <text:p>&lt;/option&gt;</text:p>
          </table:table-cell>
          <table:table-cell table:formula="of:=[.C52]&amp;[.D52]&amp;[.E52]&amp;[.F52]&amp;[.G52]" office:value-type="string" office:string-value="&lt;option value=&quot;SHADSER&quot;&gt;SHADSER&lt;/option&gt;" calcext:value-type="string">
            <text:p>&lt;option value="SHADSER"&gt;SHADSE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xtMeOne-Regular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3]" office:value-type="string" office:string-value="TextMeOne-Regular" calcext:value-type="string">
            <text:p>TextMeOne-Regular</text:p>
          </table:table-cell>
          <table:table-cell table:style-name="ce4" office:value-type="string" calcext:value-type="string">
            <text:p>"&gt;</text:p>
          </table:table-cell>
          <table:table-cell table:formula="of:=[.A53]" office:value-type="string" office:string-value="TextMeOne-Regular" calcext:value-type="string">
            <text:p>TextMeOne-Regular</text:p>
          </table:table-cell>
          <table:table-cell table:style-name="ce4" office:value-type="string" calcext:value-type="string">
            <text:p>&lt;/option&gt;</text:p>
          </table:table-cell>
          <table:table-cell table:formula="of:=[.C53]&amp;[.D53]&amp;[.E53]&amp;[.F53]&amp;[.G53]" office:value-type="string" office:string-value="&lt;option value=&quot;TextMeOne-Regular&quot;&gt;TextMeOne-Regular&lt;/option&gt;" calcext:value-type="string">
            <text:p>&lt;option value="TextMeOne-Regular"&gt;TextMeOne-Regular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ight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4]" office:value-type="string" office:string-value="Tonight" calcext:value-type="string">
            <text:p>Tonight</text:p>
          </table:table-cell>
          <table:table-cell table:style-name="ce4" office:value-type="string" calcext:value-type="string">
            <text:p>"&gt;</text:p>
          </table:table-cell>
          <table:table-cell table:formula="of:=[.A54]" office:value-type="string" office:string-value="Tonight" calcext:value-type="string">
            <text:p>Tonight</text:p>
          </table:table-cell>
          <table:table-cell table:style-name="ce4" office:value-type="string" calcext:value-type="string">
            <text:p>&lt;/option&gt;</text:p>
          </table:table-cell>
          <table:table-cell table:formula="of:=[.C54]&amp;[.D54]&amp;[.E54]&amp;[.F54]&amp;[.G54]" office:value-type="string" office:string-value="&lt;option value=&quot;Tonight&quot;&gt;Tonight&lt;/option&gt;" calcext:value-type="string">
            <text:p>&lt;option value="Tonight"&gt;Tonight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ckster-Reg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5]" office:value-type="string" office:string-value="Trickster-Reg" calcext:value-type="string">
            <text:p>Trickster-Reg</text:p>
          </table:table-cell>
          <table:table-cell table:style-name="ce4" office:value-type="string" calcext:value-type="string">
            <text:p>"&gt;</text:p>
          </table:table-cell>
          <table:table-cell table:formula="of:=[.A55]" office:value-type="string" office:string-value="Trickster-Reg" calcext:value-type="string">
            <text:p>Trickster-Reg</text:p>
          </table:table-cell>
          <table:table-cell table:style-name="ce4" office:value-type="string" calcext:value-type="string">
            <text:p>&lt;/option&gt;</text:p>
          </table:table-cell>
          <table:table-cell table:formula="of:=[.C55]&amp;[.D55]&amp;[.E55]&amp;[.F55]&amp;[.G55]" office:value-type="string" office:string-value="&lt;option value=&quot;Trickster-Reg&quot;&gt;Trickster-Reg&lt;/option&gt;" calcext:value-type="string">
            <text:p>&lt;option value="Trickster-Reg"&gt;Trickster-Reg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LTP___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6]" office:value-type="string" office:string-value="WELTP___" calcext:value-type="string">
            <text:p>WELTP___</text:p>
          </table:table-cell>
          <table:table-cell table:style-name="ce4" office:value-type="string" calcext:value-type="string">
            <text:p>"&gt;</text:p>
          </table:table-cell>
          <table:table-cell table:formula="of:=[.A56]" office:value-type="string" office:string-value="WELTP___" calcext:value-type="string">
            <text:p>WELTP___</text:p>
          </table:table-cell>
          <table:table-cell table:style-name="ce4" office:value-type="string" calcext:value-type="string">
            <text:p>&lt;/option&gt;</text:p>
          </table:table-cell>
          <table:table-cell table:formula="of:=[.C56]&amp;[.D56]&amp;[.E56]&amp;[.F56]&amp;[.G56]" office:value-type="string" office:string-value="&lt;option value=&quot;WELTP___&quot;&gt;WELTP___&lt;/option&gt;" calcext:value-type="string">
            <text:p>&lt;option value="WELTP___"&gt;WELTP___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LTRON2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7]" office:value-type="string" office:string-value="WELTRON2" calcext:value-type="string">
            <text:p>WELTRON2</text:p>
          </table:table-cell>
          <table:table-cell table:style-name="ce4" office:value-type="string" calcext:value-type="string">
            <text:p>"&gt;</text:p>
          </table:table-cell>
          <table:table-cell table:formula="of:=[.A57]" office:value-type="string" office:string-value="WELTRON2" calcext:value-type="string">
            <text:p>WELTRON2</text:p>
          </table:table-cell>
          <table:table-cell table:style-name="ce4" office:value-type="string" calcext:value-type="string">
            <text:p>&lt;/option&gt;</text:p>
          </table:table-cell>
          <table:table-cell table:formula="of:=[.C57]&amp;[.D57]&amp;[.E57]&amp;[.F57]&amp;[.G57]" office:value-type="string" office:string-value="&lt;option value=&quot;WELTRON2&quot;&gt;WELTRON2&lt;/option&gt;" calcext:value-type="string">
            <text:p>&lt;option value="WELTRON2"&gt;WELTRON2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LTSP__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8]" office:value-type="string" office:string-value="WELTSP__" calcext:value-type="string">
            <text:p>WELTSP__</text:p>
          </table:table-cell>
          <table:table-cell table:style-name="ce4" office:value-type="string" calcext:value-type="string">
            <text:p>"&gt;</text:p>
          </table:table-cell>
          <table:table-cell table:formula="of:=[.A58]" office:value-type="string" office:string-value="WELTSP__" calcext:value-type="string">
            <text:p>WELTSP__</text:p>
          </table:table-cell>
          <table:table-cell table:style-name="ce4" office:value-type="string" calcext:value-type="string">
            <text:p>&lt;/option&gt;</text:p>
          </table:table-cell>
          <table:table-cell table:formula="of:=[.C58]&amp;[.D58]&amp;[.E58]&amp;[.F58]&amp;[.G58]" office:value-type="string" office:string-value="&lt;option value=&quot;WELTSP__&quot;&gt;WELTSP__&lt;/option&gt;" calcext:value-type="string">
            <text:p>&lt;option value="WELTSP__"&gt;WELTSP__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LTU___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59]" office:value-type="string" office:string-value="WELTU___" calcext:value-type="string">
            <text:p>WELTU___</text:p>
          </table:table-cell>
          <table:table-cell table:style-name="ce4" office:value-type="string" calcext:value-type="string">
            <text:p>"&gt;</text:p>
          </table:table-cell>
          <table:table-cell table:formula="of:=[.A59]" office:value-type="string" office:string-value="WELTU___" calcext:value-type="string">
            <text:p>WELTU___</text:p>
          </table:table-cell>
          <table:table-cell table:style-name="ce4" office:value-type="string" calcext:value-type="string">
            <text:p>&lt;/option&gt;</text:p>
          </table:table-cell>
          <table:table-cell table:formula="of:=[.C59]&amp;[.D59]&amp;[.E59]&amp;[.F59]&amp;[.G59]" office:value-type="string" office:string-value="&lt;option value=&quot;WELTU___&quot;&gt;WELTU___&lt;/option&gt;" calcext:value-type="string">
            <text:p>&lt;option value="WELTU___"&gt;WELTU___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anax___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60]" office:value-type="string" office:string-value="Xanax___" calcext:value-type="string">
            <text:p>Xanax___</text:p>
          </table:table-cell>
          <table:table-cell table:style-name="ce4" office:value-type="string" calcext:value-type="string">
            <text:p>"&gt;</text:p>
          </table:table-cell>
          <table:table-cell table:formula="of:=[.A60]" office:value-type="string" office:string-value="Xanax___" calcext:value-type="string">
            <text:p>Xanax___</text:p>
          </table:table-cell>
          <table:table-cell table:style-name="ce4" office:value-type="string" calcext:value-type="string">
            <text:p>&lt;/option&gt;</text:p>
          </table:table-cell>
          <table:table-cell table:formula="of:=[.C60]&amp;[.D60]&amp;[.E60]&amp;[.F60]&amp;[.G60]" office:value-type="string" office:string-value="&lt;option value=&quot;Xanax___&quot;&gt;Xanax___&lt;/option&gt;" calcext:value-type="string">
            <text:p>&lt;option value="Xanax___"&gt;Xanax___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nogears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61]" office:value-type="string" office:string-value="Xenogears" calcext:value-type="string">
            <text:p>Xenogears</text:p>
          </table:table-cell>
          <table:table-cell table:style-name="ce4" office:value-type="string" calcext:value-type="string">
            <text:p>"&gt;</text:p>
          </table:table-cell>
          <table:table-cell table:formula="of:=[.A61]" office:value-type="string" office:string-value="Xenogears" calcext:value-type="string">
            <text:p>Xenogears</text:p>
          </table:table-cell>
          <table:table-cell table:style-name="ce4" office:value-type="string" calcext:value-type="string">
            <text:p>&lt;/option&gt;</text:p>
          </table:table-cell>
          <table:table-cell table:formula="of:=[.C61]&amp;[.D61]&amp;[.E61]&amp;[.F61]&amp;[.G61]" office:value-type="string" office:string-value="&lt;option value=&quot;Xenogears&quot;&gt;Xenogears&lt;/option&gt;" calcext:value-type="string">
            <text:p>&lt;option value="Xenogears"&gt;Xenogears&lt;/option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trusion</text:p>
          </table:table-cell>
          <table:table-cell/>
          <table:table-cell table:style-name="ce4" office:value-type="string" calcext:value-type="string">
            <text:p>&lt;option value="</text:p>
          </table:table-cell>
          <table:table-cell table:formula="of:=[.A62]" office:value-type="string" office:string-value="xtrusion" calcext:value-type="string">
            <text:p>xtrusion</text:p>
          </table:table-cell>
          <table:table-cell table:style-name="ce4" office:value-type="string" calcext:value-type="string">
            <text:p>"&gt;</text:p>
          </table:table-cell>
          <table:table-cell table:formula="of:=[.A62]" office:value-type="string" office:string-value="xtrusion" calcext:value-type="string">
            <text:p>xtrusion</text:p>
          </table:table-cell>
          <table:table-cell table:style-name="ce4" office:value-type="string" calcext:value-type="string">
            <text:p>&lt;/option&gt;</text:p>
          </table:table-cell>
          <table:table-cell table:formula="of:=[.C62]&amp;[.D62]&amp;[.E62]&amp;[.F62]&amp;[.G62]" office:value-type="string" office:string-value="&lt;option value=&quot;xtrusion&quot;&gt;xtrusion&lt;/option&gt;" calcext:value-type="string">
            <text:p>&lt;option value="xtrusion"&gt;xtrusion&lt;/option&gt;</text:p>
          </table:table-cell>
          <table:table-cell table:number-columns-repeated="1016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0:49:30.037293896</meta:creation-date>
    <dc:date>2024-01-30T11:05:07.785185625</dc:date>
    <meta:editing-duration>PT4M16S</meta:editing-duration>
    <meta:editing-cycles>3</meta:editing-cycles>
    <meta:generator>LibreOffice/7.3.7.2$Linux_X86_64 LibreOffice_project/30$Build-2</meta:generator>
    <meta:document-statistic meta:table-count="2" meta:cell-count="930" meta:object-count="0"/>
  </office:meta>
</office:document-meta>
</file>